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30.04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 style:data-style-name="N122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-1" table:style-name="ta1">
        <table:shapes>
          <draw:frame draw:z-index="0" draw:style-name="gr1" draw:text-style-name="P1" svg:width="179.83mm" svg:height="101.16mm" svg:x="6.85mm" svg:y="18.27mm">
            <loext:p draw:notify-on-update-of-ranges="'test-1'.A2:'test-1'.A62 'test-1'.D1:'test-1'.D1 'test-1'.D2:'test-1'.D62 'test-1'.H1:'test-1'.H1 'test-1'.H2:'test-1'.H62 'test-1'.L1:'test-1'.L1 'test-1'.L2:'test-1'.L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7.2mm" svg:height="99.66mm" svg:x="80.04mm" svg:y="53.33mm">
            <loext:p draw:notify-on-update-of-ranges="'test-1'.A2:'test-1'.A62 'test-1'.E1:'test-1'.E1 'test-1'.E2:'test-1'.E62 'test-1'.I1:'test-1'.I1 'test-1'.I2:'test-1'.I62 'test-1'.M1:'test-1'.M1 'test-1'.M2:'test-1'.M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1.43mm" svg:height="102.05mm" svg:x="176.93mm" svg:y="88.02mm">
            <loext:p draw:notify-on-update-of-ranges="'test-1'.A1:'test-1'.A1 'test-1'.A2:'test-1'.A62 'test-1'.B1:'test-1'.B1 'test-1'.B2:'test-1'.B62 'test-1'.C1:'test-1'.C1 'test-1'.C2:'test-1'.C62 'test-1'.F1:'test-1'.F1 'test-1'.F2:'test-1'.F62 'test-1'.G1:'test-1'.G1 'test-1'.G2:'test-1'.G62 'test-1'.J1:'test-1'.J1 'test-1'.J2:'test-1'.J62 'test-1'.K1:'test-1'.K1 'test-1'.K2:'test-1'.K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3"/>
        <table:table-row table:style-name="ro1">
          <table:table-cell office:value-type="string" calcext:value-type="string">
            <text:p>Stores</text:p>
          </table:table-cell>
          <table:table-cell office:value-type="string" calcext:value-type="string">
            <text:p><text:s/>Arbiter RX</text:p>
          </table:table-cell>
          <table:table-cell office:value-type="string" calcext:value-type="string">
            <text:p><text:s/>Arbiter TX</text:p>
          </table:table-cell>
          <table:table-cell office:value-type="string" calcext:value-type="string">
            <text:p><text:s/>Arbiter Mem</text:p>
          </table:table-cell>
          <table:table-cell office:value-type="string" calcext:value-type="string">
            <text:p><text:s/>Arbiter CPU</text:p>
          </table:table-cell>
          <table:table-cell office:value-type="string" calcext:value-type="string">
            <text:p><text:s/>Driver RX</text:p>
          </table:table-cell>
          <table:table-cell office:value-type="string" calcext:value-type="string">
            <text:p><text:s/>Driver TX</text:p>
          </table:table-cell>
          <table:table-cell office:value-type="string" calcext:value-type="string">
            <text:p><text:s/>Driver Mem</text:p>
          </table:table-cell>
          <table:table-cell office:value-type="string" calcext:value-type="string">
            <text:p><text:s/>Driver CPU</text:p>
          </table:table-cell>
          <table:table-cell office:value-type="string" calcext:value-type="string">
            <text:p><text:s/>Store Sum RX</text:p>
          </table:table-cell>
          <table:table-cell office:value-type="string" calcext:value-type="string">
            <text:p><text:s/>Store Sum TX</text:p>
          </table:table-cell>
          <table:table-cell office:value-type="string" calcext:value-type="string">
            <text:p><text:s/>Store Sum Mem</text:p>
          </table:table-cell>
          <table:table-cell office:value-type="string" calcext:value-type="string">
            <text:p><text:s/>Store Mean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6" calcext:value-type="float">
            <text:p>8.33 KBps</text:p>
          </table:table-cell>
          <table:table-cell office:value-type="float" office:value="4758" calcext:value-type="float">
            <text:p>4.76 KBps</text:p>
          </table:table-cell>
          <table:table-cell office:value-type="float" office:value="105373696" calcext:value-type="float">
            <text:p>105.3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85053" calcext:value-type="float">
            <text:p>1.29 MBps</text:p>
          </table:table-cell>
          <table:table-cell office:value-type="float" office:value="9647232" calcext:value-type="float">
            <text:p>9.65 MBps</text:p>
          </table:table-cell>
          <table:table-cell office:value-type="float" office:value="173936640" calcext:value-type="float">
            <text:p>173.94 MB</text:p>
          </table:table-cell>
          <table:table-cell office:value-type="percentage" office:value="0.736055136443884" calcext:value-type="percentage">
            <text:p>73.61%</text:p>
          </table:table-cell>
          <table:table-cell office:value-type="float" office:value="9611402" calcext:value-type="float">
            <text:p>9.61 MBps</text:p>
          </table:table-cell>
          <table:table-cell office:value-type="float" office:value="1250729" calcext:value-type="float">
            <text:p>1.25 MBps</text:p>
          </table:table-cell>
          <table:table-cell office:value-type="float" office:value="174448640" calcext:value-type="float">
            <text:p>174.45 MB</text:p>
          </table:table-cell>
          <table:table-cell office:value-type="percentage" office:value="0.357576570277078" calcext:value-type="percentage">
            <text:p>35.7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37" calcext:value-type="float">
            <text:p>13.04 KBps</text:p>
          </table:table-cell>
          <table:table-cell office:value-type="float" office:value="7652" calcext:value-type="float">
            <text:p>7.65 KBps</text:p>
          </table:table-cell>
          <table:table-cell office:value-type="float" office:value="105398272" calcext:value-type="float">
            <text:p>105.4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18841" calcext:value-type="float">
            <text:p>5.42 MBps</text:p>
          </table:table-cell>
          <table:table-cell office:value-type="float" office:value="41241442" calcext:value-type="float">
            <text:p>41.24 MBps</text:p>
          </table:table-cell>
          <table:table-cell office:value-type="float" office:value="174792704" calcext:value-type="float">
            <text:p>174.79 MB</text:p>
          </table:table-cell>
          <table:table-cell office:value-type="percentage" office:value="0.955422125802311" calcext:value-type="percentage">
            <text:p>95.54%</text:p>
          </table:table-cell>
          <table:table-cell office:value-type="float" office:value="41176297" calcext:value-type="float">
            <text:p>41.18 MBps</text:p>
          </table:table-cell>
          <table:table-cell office:value-type="float" office:value="5352678" calcext:value-type="float">
            <text:p>5.35 MBps</text:p>
          </table:table-cell>
          <table:table-cell office:value-type="float" office:value="320475136" calcext:value-type="float">
            <text:p>320.48 MB</text:p>
          </table:table-cell>
          <table:table-cell office:value-type="percentage" office:value="0.28073502707488" calcext:value-type="percentage">
            <text:p>28.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59" calcext:value-type="float">
            <text:p>18.26 KBps</text:p>
          </table:table-cell>
          <table:table-cell office:value-type="float" office:value="11303" calcext:value-type="float">
            <text:p>11.30 KBps</text:p>
          </table:table-cell>
          <table:table-cell office:value-type="float" office:value="99090432" calcext:value-type="float">
            <text:p>99.0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421468" calcext:value-type="float">
            <text:p>10.42 MBps</text:p>
          </table:table-cell>
          <table:table-cell office:value-type="float" office:value="79502952" calcext:value-type="float">
            <text:p>79.50 MBps</text:p>
          </table:table-cell>
          <table:table-cell office:value-type="float" office:value="176918528" calcext:value-type="float">
            <text:p>176.92 MB</text:p>
          </table:table-cell>
          <table:table-cell office:value-type="percentage" office:value="1.00211547934919" calcext:value-type="percentage">
            <text:p>100.21%</text:p>
          </table:table-cell>
          <table:table-cell office:value-type="float" office:value="79396981" calcext:value-type="float">
            <text:p>79.40 MBps</text:p>
          </table:table-cell>
          <table:table-cell office:value-type="float" office:value="10319357" calcext:value-type="float">
            <text:p>10.32 MBps</text:p>
          </table:table-cell>
          <table:table-cell office:value-type="float" office:value="486232064" calcext:value-type="float">
            <text:p>486.23 MB</text:p>
          </table:table-cell>
          <table:table-cell office:value-type="percentage" office:value="0.224119662839468" calcext:value-type="percentage">
            <text:p>22.4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90" calcext:value-type="float">
            <text:p>24.09 KBps</text:p>
          </table:table-cell>
          <table:table-cell office:value-type="float" office:value="15795" calcext:value-type="float">
            <text:p>15.80 KBps</text:p>
          </table:table-cell>
          <table:table-cell office:value-type="float" office:value="99205120" calcext:value-type="float">
            <text:p>99.21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696372" calcext:value-type="float">
            <text:p>15.70 MBps</text:p>
          </table:table-cell>
          <table:table-cell office:value-type="float" office:value="119888365" calcext:value-type="float">
            <text:p>119.89 MBps</text:p>
          </table:table-cell>
          <table:table-cell office:value-type="float" office:value="182693888" calcext:value-type="float">
            <text:p>182.69 MB</text:p>
          </table:table-cell>
          <table:table-cell office:value-type="percentage" office:value="1.02924358544542" calcext:value-type="percentage">
            <text:p>102.92%</text:p>
          </table:table-cell>
          <table:table-cell office:value-type="float" office:value="119690944" calcext:value-type="float">
            <text:p>119.69 MBps</text:p>
          </table:table-cell>
          <table:table-cell office:value-type="float" office:value="15551822" calcext:value-type="float">
            <text:p>15.55 MBps</text:p>
          </table:table-cell>
          <table:table-cell office:value-type="float" office:value="656711680" calcext:value-type="float">
            <text:p>656.71 MB</text:p>
          </table:table-cell>
          <table:table-cell office:value-type="percentage" office:value="0.192887075835199" calcext:value-type="percentage">
            <text:p>19.2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422" calcext:value-type="float">
            <text:p>30.42 KBps</text:p>
          </table:table-cell>
          <table:table-cell office:value-type="float" office:value="21044" calcext:value-type="float">
            <text:p>21.04 KBps</text:p>
          </table:table-cell>
          <table:table-cell office:value-type="float" office:value="99250176" calcext:value-type="float">
            <text:p>99.25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250929" calcext:value-type="float">
            <text:p>21.25 MBps</text:p>
          </table:table-cell>
          <table:table-cell office:value-type="float" office:value="162440539" calcext:value-type="float">
            <text:p>162.44 MBps</text:p>
          </table:table-cell>
          <table:table-cell office:value-type="float" office:value="190517248" calcext:value-type="float">
            <text:p>190.52 MB</text:p>
          </table:table-cell>
          <table:table-cell office:value-type="percentage" office:value="1.0216349030303" calcext:value-type="percentage">
            <text:p>102.16%</text:p>
          </table:table-cell>
          <table:table-cell office:value-type="float" office:value="162357376" calcext:value-type="float">
            <text:p>162.36 MBps</text:p>
          </table:table-cell>
          <table:table-cell office:value-type="float" office:value="21092019" calcext:value-type="float">
            <text:p>21.09 MBps</text:p>
          </table:table-cell>
          <table:table-cell office:value-type="float" office:value="829521920" calcext:value-type="float">
            <text:p>829.52 MB</text:p>
          </table:table-cell>
          <table:table-cell office:value-type="percentage" office:value="0.161597543121822" calcext:value-type="percentage">
            <text:p>16.1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45" calcext:value-type="float">
            <text:p>37.35 KBps</text:p>
          </table:table-cell>
          <table:table-cell office:value-type="float" office:value="27134" calcext:value-type="float">
            <text:p>27.13 KBps</text:p>
          </table:table-cell>
          <table:table-cell office:value-type="float" office:value="99348480" calcext:value-type="float">
            <text:p>99.35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085069" calcext:value-type="float">
            <text:p>27.09 MBps</text:p>
          </table:table-cell>
          <table:table-cell office:value-type="float" office:value="207097488" calcext:value-type="float">
            <text:p>207.10 MBps</text:p>
          </table:table-cell>
          <table:table-cell office:value-type="float" office:value="191094784" calcext:value-type="float">
            <text:p>191.09 MB</text:p>
          </table:table-cell>
          <table:table-cell office:value-type="percentage" office:value="1.05491987379135" calcext:value-type="percentage">
            <text:p>105.49%</text:p>
          </table:table-cell>
          <table:table-cell office:value-type="float" office:value="206850699" calcext:value-type="float">
            <text:p>206.85 MBps</text:p>
          </table:table-cell>
          <table:table-cell office:value-type="float" office:value="26871862" calcext:value-type="float">
            <text:p>26.87 MBps</text:p>
          </table:table-cell>
          <table:table-cell office:value-type="float" office:value="953360384" calcext:value-type="float">
            <text:p>953.36 MB</text:p>
          </table:table-cell>
          <table:table-cell office:value-type="percentage" office:value="0.147076527432403" calcext:value-type="percentage">
            <text:p>14.7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781" calcext:value-type="float">
            <text:p>44.78 KBps</text:p>
          </table:table-cell>
          <table:table-cell office:value-type="float" office:value="33981" calcext:value-type="float">
            <text:p>33.98 KBps</text:p>
          </table:table-cell>
          <table:table-cell office:value-type="float" office:value="99450880" calcext:value-type="float">
            <text:p>99.45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817244" calcext:value-type="float">
            <text:p>32.82 MBps</text:p>
          </table:table-cell>
          <table:table-cell office:value-type="float" office:value="251026207" calcext:value-type="float">
            <text:p>251.03 MBps</text:p>
          </table:table-cell>
          <table:table-cell office:value-type="float" office:value="185487360" calcext:value-type="float">
            <text:p>185.49 MB</text:p>
          </table:table-cell>
          <table:table-cell office:value-type="percentage" office:value="0.984768062007624" calcext:value-type="percentage">
            <text:p>98.48%</text:p>
          </table:table-cell>
          <table:table-cell office:value-type="float" office:value="250948215" calcext:value-type="float">
            <text:p>250.95 MBps</text:p>
          </table:table-cell>
          <table:table-cell office:value-type="float" office:value="32593737" calcext:value-type="float">
            <text:p>32.59 MBps</text:p>
          </table:table-cell>
          <table:table-cell office:value-type="float" office:value="1157906432" calcext:value-type="float">
            <text:p>1.16 GB</text:p>
          </table:table-cell>
          <table:table-cell office:value-type="percentage" office:value="0.124714034123917" calcext:value-type="percentage">
            <text:p>12.4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74" calcext:value-type="float">
            <text:p>52.77 KBps</text:p>
          </table:table-cell>
          <table:table-cell office:value-type="float" office:value="41627" calcext:value-type="float">
            <text:p>41.63 KBps</text:p>
          </table:table-cell>
          <table:table-cell office:value-type="float" office:value="99500032" calcext:value-type="float">
            <text:p>99.5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8426184" calcext:value-type="float">
            <text:p>38.43 MBps</text:p>
          </table:table-cell>
          <table:table-cell office:value-type="float" office:value="293926019" calcext:value-type="float">
            <text:p>293.93 MBps</text:p>
          </table:table-cell>
          <table:table-cell office:value-type="float" office:value="188227584" calcext:value-type="float">
            <text:p>188.23 MB</text:p>
          </table:table-cell>
          <table:table-cell office:value-type="percentage" office:value="1.04808864974619" calcext:value-type="percentage">
            <text:p>104.81%</text:p>
          </table:table-cell>
          <table:table-cell office:value-type="float" office:value="293838614" calcext:value-type="float">
            <text:p>293.84 MBps</text:p>
          </table:table-cell>
          <table:table-cell office:value-type="float" office:value="38168544" calcext:value-type="float">
            <text:p>38.17 MBps</text:p>
          </table:table-cell>
          <table:table-cell office:value-type="float" office:value="1242447872" calcext:value-type="float">
            <text:p>1.24 GB</text:p>
          </table:table-cell>
          <table:table-cell office:value-type="percentage" office:value="0.117501616838656" calcext:value-type="percentage">
            <text:p>11.7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386" calcext:value-type="float">
            <text:p>61.39 KBps</text:p>
          </table:table-cell>
          <table:table-cell office:value-type="float" office:value="50114" calcext:value-type="float">
            <text:p>50.11 KBps</text:p>
          </table:table-cell>
          <table:table-cell office:value-type="float" office:value="95727616" calcext:value-type="float">
            <text:p>95.73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4136773" calcext:value-type="float">
            <text:p>44.14 MBps</text:p>
          </table:table-cell>
          <table:table-cell office:value-type="float" office:value="337640041" calcext:value-type="float">
            <text:p>337.64 MBps</text:p>
          </table:table-cell>
          <table:table-cell office:value-type="float" office:value="198877184" calcext:value-type="float">
            <text:p>198.88 MB</text:p>
          </table:table-cell>
          <table:table-cell office:value-type="percentage" office:value="1.05818330165184" calcext:value-type="percentage">
            <text:p>105.82%</text:p>
          </table:table-cell>
          <table:table-cell office:value-type="float" office:value="337561601" calcext:value-type="float">
            <text:p>337.56 MBps</text:p>
          </table:table-cell>
          <table:table-cell office:value-type="float" office:value="43846653" calcext:value-type="float">
            <text:p>43.85 MBps</text:p>
          </table:table-cell>
          <table:table-cell office:value-type="float" office:value="1312665600" calcext:value-type="float">
            <text:p>1.31 GB</text:p>
          </table:table-cell>
          <table:table-cell office:value-type="percentage" office:value="0.108324759187981" calcext:value-type="percentage">
            <text:p>10.8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551" calcext:value-type="float">
            <text:p>70.55 KBps</text:p>
          </table:table-cell>
          <table:table-cell office:value-type="float" office:value="59400" calcext:value-type="float">
            <text:p>59.40 KBps</text:p>
          </table:table-cell>
          <table:table-cell office:value-type="float" office:value="95817728" calcext:value-type="float">
            <text:p>95.8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0012043" calcext:value-type="float">
            <text:p>50.01 MBps</text:p>
          </table:table-cell>
          <table:table-cell office:value-type="float" office:value="382623622" calcext:value-type="float">
            <text:p>382.62 MBps</text:p>
          </table:table-cell>
          <table:table-cell office:value-type="float" office:value="197828608" calcext:value-type="float">
            <text:p>197.83 MB</text:p>
          </table:table-cell>
          <table:table-cell office:value-type="percentage" office:value="1.06123914437421" calcext:value-type="percentage">
            <text:p>106.12%</text:p>
          </table:table-cell>
          <table:table-cell office:value-type="float" office:value="382199972" calcext:value-type="float">
            <text:p>382.20 MBps</text:p>
          </table:table-cell>
          <table:table-cell office:value-type="float" office:value="49642374" calcext:value-type="float">
            <text:p>49.64 MBps</text:p>
          </table:table-cell>
          <table:table-cell office:value-type="float" office:value="1437437952" calcext:value-type="float">
            <text:p>1.44 GB</text:p>
          </table:table-cell>
          <table:table-cell office:value-type="percentage" office:value="0.094064042749766" calcext:value-type="percentage">
            <text:p>9.4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267" calcext:value-type="float">
            <text:p>80.27 KBps</text:p>
          </table:table-cell>
          <table:table-cell office:value-type="float" office:value="69488" calcext:value-type="float">
            <text:p>69.49 KBps</text:p>
          </table:table-cell>
          <table:table-cell office:value-type="float" office:value="95604736" calcext:value-type="float">
            <text:p>95.6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6183800" calcext:value-type="float">
            <text:p>56.18 MBps</text:p>
          </table:table-cell>
          <table:table-cell office:value-type="float" office:value="429936623" calcext:value-type="float">
            <text:p>429.94 MBps</text:p>
          </table:table-cell>
          <table:table-cell office:value-type="float" office:value="196644864" calcext:value-type="float">
            <text:p>196.64 MB</text:p>
          </table:table-cell>
          <table:table-cell office:value-type="percentage" office:value="1.07503013535354" calcext:value-type="percentage">
            <text:p>107.50%</text:p>
          </table:table-cell>
          <table:table-cell office:value-type="float" office:value="427306804" calcext:value-type="float">
            <text:p>427.31 MBps</text:p>
          </table:table-cell>
          <table:table-cell office:value-type="float" office:value="55493759" calcext:value-type="float">
            <text:p>55.49 MBps</text:p>
          </table:table-cell>
          <table:table-cell office:value-type="float" office:value="1584340992" calcext:value-type="float">
            <text:p>1.58 GB</text:p>
          </table:table-cell>
          <table:table-cell office:value-type="percentage" office:value="0.0880239472464553" calcext:value-type="percentage">
            <text:p>8.8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509" calcext:value-type="float">
            <text:p>90.51 KBps</text:p>
          </table:table-cell>
          <table:table-cell office:value-type="float" office:value="80335" calcext:value-type="float">
            <text:p>80.34 KBps</text:p>
          </table:table-cell>
          <table:table-cell office:value-type="float" office:value="94351360" calcext:value-type="float">
            <text:p>94.35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108996" calcext:value-type="float">
            <text:p>62.11 MBps</text:p>
          </table:table-cell>
          <table:table-cell office:value-type="float" office:value="475316814" calcext:value-type="float">
            <text:p>475.32 MBps</text:p>
          </table:table-cell>
          <table:table-cell office:value-type="float" office:value="191012864" calcext:value-type="float">
            <text:p>191.01 MB</text:p>
          </table:table-cell>
          <table:table-cell office:value-type="percentage" office:value="1.08107603974522" calcext:value-type="percentage">
            <text:p>108.11%</text:p>
          </table:table-cell>
          <table:table-cell office:value-type="float" office:value="475088855" calcext:value-type="float">
            <text:p>475.09 MBps</text:p>
          </table:table-cell>
          <table:table-cell office:value-type="float" office:value="61693160" calcext:value-type="float">
            <text:p>61.69 MBps</text:p>
          </table:table-cell>
          <table:table-cell office:value-type="float" office:value="1719963648" calcext:value-type="float">
            <text:p>1.72 GB</text:p>
          </table:table-cell>
          <table:table-cell office:value-type="percentage" office:value="0.078585984890187" calcext:value-type="percentage">
            <text:p>7.86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309" calcext:value-type="float">
            <text:p>101.31 KBps</text:p>
          </table:table-cell>
          <table:table-cell office:value-type="float" office:value="91983" calcext:value-type="float">
            <text:p>91.98 KBps</text:p>
          </table:table-cell>
          <table:table-cell office:value-type="float" office:value="94982144" calcext:value-type="float">
            <text:p>94.9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8221975" calcext:value-type="float">
            <text:p>68.22 MBps</text:p>
          </table:table-cell>
          <table:table-cell office:value-type="float" office:value="522153597" calcext:value-type="float">
            <text:p>522.15 MBps</text:p>
          </table:table-cell>
          <table:table-cell office:value-type="float" office:value="190455808" calcext:value-type="float">
            <text:p>190.46 MB</text:p>
          </table:table-cell>
          <table:table-cell office:value-type="percentage" office:value="1.09775964127389" calcext:value-type="percentage">
            <text:p>109.78%</text:p>
          </table:table-cell>
          <table:table-cell office:value-type="float" office:value="522108493" calcext:value-type="float">
            <text:p>522.11 MBps</text:p>
          </table:table-cell>
          <table:table-cell office:value-type="float" office:value="67793805" calcext:value-type="float">
            <text:p>67.79 MBps</text:p>
          </table:table-cell>
          <table:table-cell office:value-type="float" office:value="1854636032" calcext:value-type="float">
            <text:p>1.85 GB</text:p>
          </table:table-cell>
          <table:table-cell office:value-type="percentage" office:value="0.0764220486412973" calcext:value-type="percentage">
            <text:p>7.6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691" calcext:value-type="float">
            <text:p>112.69 KBps</text:p>
          </table:table-cell>
          <table:table-cell office:value-type="float" office:value="104474" calcext:value-type="float">
            <text:p>104.47 KBps</text:p>
          </table:table-cell>
          <table:table-cell office:value-type="float" office:value="95244288" calcext:value-type="float">
            <text:p>95.24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4048859" calcext:value-type="float">
            <text:p>74.05 MBps</text:p>
          </table:table-cell>
          <table:table-cell office:value-type="float" office:value="566766648" calcext:value-type="float">
            <text:p>566.77 MBps</text:p>
          </table:table-cell>
          <table:table-cell office:value-type="float" office:value="192585728" calcext:value-type="float">
            <text:p>192.59 MB</text:p>
          </table:table-cell>
          <table:table-cell office:value-type="percentage" office:value="1.07118089191919" calcext:value-type="percentage">
            <text:p>107.12%</text:p>
          </table:table-cell>
          <table:table-cell office:value-type="float" office:value="566340018" calcext:value-type="float">
            <text:p>566.34 MBps</text:p>
          </table:table-cell>
          <table:table-cell office:value-type="float" office:value="73533584" calcext:value-type="float">
            <text:p>73.53 MBps</text:p>
          </table:table-cell>
          <table:table-cell office:value-type="float" office:value="1993048064" calcext:value-type="float">
            <text:p>1.99 GB</text:p>
          </table:table-cell>
          <table:table-cell office:value-type="percentage" office:value="0.0699390294732519" calcext:value-type="percentage">
            <text:p>6.9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649" calcext:value-type="float">
            <text:p>124.65 KBps</text:p>
          </table:table-cell>
          <table:table-cell office:value-type="float" office:value="117766" calcext:value-type="float">
            <text:p>117.77 KBps</text:p>
          </table:table-cell>
          <table:table-cell office:value-type="float" office:value="95072256" calcext:value-type="float">
            <text:p>95.0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9725552" calcext:value-type="float">
            <text:p>79.73 MBps</text:p>
          </table:table-cell>
          <table:table-cell office:value-type="float" office:value="610205752" calcext:value-type="float">
            <text:p>610.21 MBps</text:p>
          </table:table-cell>
          <table:table-cell office:value-type="float" office:value="192905216" calcext:value-type="float">
            <text:p>192.91 MB</text:p>
          </table:table-cell>
          <table:table-cell office:value-type="percentage" office:value="1.06523165540025" calcext:value-type="percentage">
            <text:p>106.52%</text:p>
          </table:table-cell>
          <table:table-cell office:value-type="float" office:value="610222485" calcext:value-type="float">
            <text:p>610.22 MBps</text:p>
          </table:table-cell>
          <table:table-cell office:value-type="float" office:value="79229615" calcext:value-type="float">
            <text:p>79.23 MBps</text:p>
          </table:table-cell>
          <table:table-cell office:value-type="float" office:value="2136576000" calcext:value-type="float">
            <text:p>2.14 GB</text:p>
          </table:table-cell>
          <table:table-cell office:value-type="percentage" office:value="0.0639226744660418" calcext:value-type="percentage">
            <text:p>6.3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161" calcext:value-type="float">
            <text:p>137.16 KBps</text:p>
          </table:table-cell>
          <table:table-cell office:value-type="float" office:value="131859" calcext:value-type="float">
            <text:p>131.86 KBps</text:p>
          </table:table-cell>
          <table:table-cell office:value-type="float" office:value="95481856" calcext:value-type="float">
            <text:p>95.4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85816830" calcext:value-type="float">
            <text:p>85.82 MBps</text:p>
          </table:table-cell>
          <table:table-cell office:value-type="float" office:value="656881409" calcext:value-type="float">
            <text:p>656.88 MBps</text:p>
          </table:table-cell>
          <table:table-cell office:value-type="float" office:value="198971392" calcext:value-type="float">
            <text:p>198.97 MB</text:p>
          </table:table-cell>
          <table:table-cell office:value-type="percentage" office:value="1.0856185335019" calcext:value-type="percentage">
            <text:p>108.56%</text:p>
          </table:table-cell>
          <table:table-cell office:value-type="float" office:value="656945536" calcext:value-type="float">
            <text:p>656.95 MBps</text:p>
          </table:table-cell>
          <table:table-cell office:value-type="float" office:value="85291800" calcext:value-type="float">
            <text:p>85.29 MBps</text:p>
          </table:table-cell>
          <table:table-cell office:value-type="float" office:value="2272468992" calcext:value-type="float">
            <text:p>2.27 GB</text:p>
          </table:table-cell>
          <table:table-cell office:value-type="percentage" office:value="0.0603196681433955" calcext:value-type="percentage">
            <text:p>6.0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227" calcext:value-type="float">
            <text:p>150.23 KBps</text:p>
          </table:table-cell>
          <table:table-cell office:value-type="float" office:value="146753" calcext:value-type="float">
            <text:p>146.75 KBps</text:p>
          </table:table-cell>
          <table:table-cell office:value-type="float" office:value="95375360" calcext:value-type="float">
            <text:p>95.3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1539905" calcext:value-type="float">
            <text:p>91.54 MBps</text:p>
          </table:table-cell>
          <table:table-cell office:value-type="float" office:value="700683154" calcext:value-type="float">
            <text:p>700.68 MBps</text:p>
          </table:table-cell>
          <table:table-cell office:value-type="float" office:value="186294272" calcext:value-type="float">
            <text:p>186.29 MB</text:p>
          </table:table-cell>
          <table:table-cell office:value-type="percentage" office:value="1.06659502697201" calcext:value-type="percentage">
            <text:p>106.66%</text:p>
          </table:table-cell>
          <table:table-cell office:value-type="float" office:value="700735851" calcext:value-type="float">
            <text:p>700.74 MBps</text:p>
          </table:table-cell>
          <table:table-cell office:value-type="float" office:value="90971293" calcext:value-type="float">
            <text:p>90.97 MBps</text:p>
          </table:table-cell>
          <table:table-cell office:value-type="float" office:value="2397728768" calcext:value-type="float">
            <text:p>2.40 GB</text:p>
          </table:table-cell>
          <table:table-cell office:value-type="percentage" office:value="0.0559275337948641" calcext:value-type="percentage">
            <text:p>5.59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823" calcext:value-type="float">
            <text:p>163.82 KBps</text:p>
          </table:table-cell>
          <table:table-cell office:value-type="float" office:value="162406" calcext:value-type="float">
            <text:p>162.41 KBps</text:p>
          </table:table-cell>
          <table:table-cell office:value-type="float" office:value="95363072" calcext:value-type="float">
            <text:p>95.3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7163823" calcext:value-type="float">
            <text:p>97.16 MBps</text:p>
          </table:table-cell>
          <table:table-cell office:value-type="float" office:value="743680388" calcext:value-type="float">
            <text:p>743.68 MBps</text:p>
          </table:table-cell>
          <table:table-cell office:value-type="float" office:value="193433600" calcext:value-type="float">
            <text:p>193.43 MB</text:p>
          </table:table-cell>
          <table:table-cell office:value-type="percentage" office:value="1.02029336340852" calcext:value-type="percentage">
            <text:p>102.03%</text:p>
          </table:table-cell>
          <table:table-cell office:value-type="float" office:value="743572129" calcext:value-type="float">
            <text:p>743.57 MBps</text:p>
          </table:table-cell>
          <table:table-cell office:value-type="float" office:value="96533622" calcext:value-type="float">
            <text:p>96.53 MBps</text:p>
          </table:table-cell>
          <table:table-cell office:value-type="float" office:value="2553028608" calcext:value-type="float">
            <text:p>2.55 GB</text:p>
          </table:table-cell>
          <table:table-cell office:value-type="percentage" office:value="0.0534428943402738" calcext:value-type="percentage">
            <text:p>5.34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8005" calcext:value-type="float">
            <text:p>178.01 KBps</text:p>
          </table:table-cell>
          <table:table-cell office:value-type="float" office:value="178902" calcext:value-type="float">
            <text:p>178.90 KBps</text:p>
          </table:table-cell>
          <table:table-cell office:value-type="float" office:value="95301632" calcext:value-type="float">
            <text:p>95.3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2731140" calcext:value-type="float">
            <text:p>102.73 MBps</text:p>
          </table:table-cell>
          <table:table-cell office:value-type="float" office:value="786260703" calcext:value-type="float">
            <text:p>786.26 MBps</text:p>
          </table:table-cell>
          <table:table-cell office:value-type="float" office:value="188637184" calcext:value-type="float">
            <text:p>188.64 MB</text:p>
          </table:table-cell>
          <table:table-cell office:value-type="percentage" office:value="0.955966787755102" calcext:value-type="percentage">
            <text:p>95.60%</text:p>
          </table:table-cell>
          <table:table-cell office:value-type="float" office:value="788066211" calcext:value-type="float">
            <text:p>788.07 MBps</text:p>
          </table:table-cell>
          <table:table-cell office:value-type="float" office:value="102308913" calcext:value-type="float">
            <text:p>102.31 MBps</text:p>
          </table:table-cell>
          <table:table-cell office:value-type="float" office:value="2685947904" calcext:value-type="float">
            <text:p>2.69 GB</text:p>
          </table:table-cell>
          <table:table-cell office:value-type="percentage" office:value="0.0501198866158398" calcext:value-type="percentage">
            <text:p>5.0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701" calcext:value-type="float">
            <text:p>192.70 KBps</text:p>
          </table:table-cell>
          <table:table-cell office:value-type="float" office:value="196157" calcext:value-type="float">
            <text:p>196.16 KBps</text:p>
          </table:table-cell>
          <table:table-cell office:value-type="float" office:value="95338496" calcext:value-type="float">
            <text:p>95.34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8805612" calcext:value-type="float">
            <text:p>108.81 MBps</text:p>
          </table:table-cell>
          <table:table-cell office:value-type="float" office:value="832751437" calcext:value-type="float">
            <text:p>832.75 MBps</text:p>
          </table:table-cell>
          <table:table-cell office:value-type="float" office:value="189444096" calcext:value-type="float">
            <text:p>189.44 MB</text:p>
          </table:table-cell>
          <table:table-cell office:value-type="percentage" office:value="1.05989210417193" calcext:value-type="percentage">
            <text:p>105.99%</text:p>
          </table:table-cell>
          <table:table-cell office:value-type="float" office:value="832760003" calcext:value-type="float">
            <text:p>832.76 MBps</text:p>
          </table:table-cell>
          <table:table-cell office:value-type="float" office:value="108108590" calcext:value-type="float">
            <text:p>108.11 MBps</text:p>
          </table:table-cell>
          <table:table-cell office:value-type="float" office:value="2837041152" calcext:value-type="float">
            <text:p>2.84 GB</text:p>
          </table:table-cell>
          <table:table-cell office:value-type="percentage" office:value="0.0461722304126126" calcext:value-type="percentage">
            <text:p>4.62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073" calcext:value-type="float">
            <text:p>208.07 KBps</text:p>
          </table:table-cell>
          <table:table-cell office:value-type="float" office:value="214189" calcext:value-type="float">
            <text:p>214.19 KBps</text:p>
          </table:table-cell>
          <table:table-cell office:value-type="float" office:value="95383552" calcext:value-type="float">
            <text:p>95.3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4649085" calcext:value-type="float">
            <text:p>114.65 MBps</text:p>
          </table:table-cell>
          <table:table-cell office:value-type="float" office:value="877500629" calcext:value-type="float">
            <text:p>877.50 MBps</text:p>
          </table:table-cell>
          <table:table-cell office:value-type="float" office:value="191279104" calcext:value-type="float">
            <text:p>191.28 MB</text:p>
          </table:table-cell>
          <table:table-cell office:value-type="percentage" office:value="1.06263766012739" calcext:value-type="percentage">
            <text:p>106.26%</text:p>
          </table:table-cell>
          <table:table-cell office:value-type="float" office:value="876916594" calcext:value-type="float">
            <text:p>876.92 MBps</text:p>
          </table:table-cell>
          <table:table-cell office:value-type="float" office:value="113832263" calcext:value-type="float">
            <text:p>113.83 MBps</text:p>
          </table:table-cell>
          <table:table-cell office:value-type="float" office:value="2966392832" calcext:value-type="float">
            <text:p>2.97 GB</text:p>
          </table:table-cell>
          <table:table-cell office:value-type="percentage" office:value="0.0438096489838288" calcext:value-type="percentage">
            <text:p>4.38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927" calcext:value-type="float">
            <text:p>223.93 KBps</text:p>
          </table:table-cell>
          <table:table-cell office:value-type="float" office:value="233088" calcext:value-type="float">
            <text:p>233.09 KBps</text:p>
          </table:table-cell>
          <table:table-cell office:value-type="float" office:value="95567872" calcext:value-type="float">
            <text:p>95.5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0311631" calcext:value-type="float">
            <text:p>120.31 MBps</text:p>
          </table:table-cell>
          <table:table-cell office:value-type="float" office:value="920820797" calcext:value-type="float">
            <text:p>920.82 MBps</text:p>
          </table:table-cell>
          <table:table-cell office:value-type="float" office:value="190693376" calcext:value-type="float">
            <text:p>190.69 MB</text:p>
          </table:table-cell>
          <table:table-cell office:value-type="percentage" office:value="0.895039242748092" calcext:value-type="percentage">
            <text:p>89.50%</text:p>
          </table:table-cell>
          <table:table-cell office:value-type="float" office:value="919805593" calcext:value-type="float">
            <text:p>919.81 MBps</text:p>
          </table:table-cell>
          <table:table-cell office:value-type="float" office:value="119396146" calcext:value-type="float">
            <text:p>119.40 MBps</text:p>
          </table:table-cell>
          <table:table-cell office:value-type="float" office:value="3106562048" calcext:value-type="float">
            <text:p>3.11 GB</text:p>
          </table:table-cell>
          <table:table-cell office:value-type="percentage" office:value="0.0425449031883226" calcext:value-type="percentage">
            <text:p>4.25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305" calcext:value-type="float">
            <text:p>240.31 KBps</text:p>
          </table:table-cell>
          <table:table-cell office:value-type="float" office:value="252746" calcext:value-type="float">
            <text:p>252.75 KBps</text:p>
          </table:table-cell>
          <table:table-cell office:value-type="float" office:value="95715328" calcext:value-type="float">
            <text:p>95.7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6026198" calcext:value-type="float">
            <text:p>126.03 MBps</text:p>
          </table:table-cell>
          <table:table-cell office:value-type="float" office:value="964527434" calcext:value-type="float">
            <text:p>964.53 MBps</text:p>
          </table:table-cell>
          <table:table-cell office:value-type="float" office:value="193798144" calcext:value-type="float">
            <text:p>193.80 MB</text:p>
          </table:table-cell>
          <table:table-cell office:value-type="percentage" office:value="1.15528517760814" calcext:value-type="percentage">
            <text:p>115.53%</text:p>
          </table:table-cell>
          <table:table-cell office:value-type="float" office:value="964875825" calcext:value-type="float">
            <text:p>964.88 MBps</text:p>
          </table:table-cell>
          <table:table-cell office:value-type="float" office:value="125243993" calcext:value-type="float">
            <text:p>125.24 MBps</text:p>
          </table:table-cell>
          <table:table-cell office:value-type="float" office:value="3236687872" calcext:value-type="float">
            <text:p>3.24 GB</text:p>
          </table:table-cell>
          <table:table-cell office:value-type="percentage" office:value="0.0414116634445435" calcext:value-type="percentage">
            <text:p>4.1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247" calcext:value-type="float">
            <text:p>257.25 KBps</text:p>
          </table:table-cell>
          <table:table-cell office:value-type="float" office:value="273205" calcext:value-type="float">
            <text:p>273.21 KBps</text:p>
          </table:table-cell>
          <table:table-cell office:value-type="float" office:value="95903744" calcext:value-type="float">
            <text:p>95.9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1743374" calcext:value-type="float">
            <text:p>131.74 MBps</text:p>
          </table:table-cell>
          <table:table-cell office:value-type="float" office:value="1008287432" calcext:value-type="float">
            <text:p>1.01 GBps</text:p>
          </table:table-cell>
          <table:table-cell office:value-type="float" office:value="188469248" calcext:value-type="float">
            <text:p>188.47 MB</text:p>
          </table:table-cell>
          <table:table-cell office:value-type="percentage" office:value="1.09906136133163" calcext:value-type="percentage">
            <text:p>109.91%</text:p>
          </table:table-cell>
          <table:table-cell office:value-type="float" office:value="1008075242" calcext:value-type="float">
            <text:p>1.01 GBps</text:p>
          </table:table-cell>
          <table:table-cell office:value-type="float" office:value="130843182" calcext:value-type="float">
            <text:p>130.84 MBps</text:p>
          </table:table-cell>
          <table:table-cell office:value-type="float" office:value="3372154880" calcext:value-type="float">
            <text:p>3.37 GB</text:p>
          </table:table-cell>
          <table:table-cell office:value-type="percentage" office:value="0.0364540765387606" calcext:value-type="percentage">
            <text:p>3.65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4731" calcext:value-type="float">
            <text:p>274.73 KBps</text:p>
          </table:table-cell>
          <table:table-cell office:value-type="float" office:value="294465" calcext:value-type="float">
            <text:p>294.47 KBps</text:p>
          </table:table-cell>
          <table:table-cell office:value-type="float" office:value="96116736" calcext:value-type="float">
            <text:p>96.1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7462495" calcext:value-type="float">
            <text:p>137.46 MBps</text:p>
          </table:table-cell>
          <table:table-cell office:value-type="float" office:value="1052041173" calcext:value-type="float">
            <text:p>1.05 GBps</text:p>
          </table:table-cell>
          <table:table-cell office:value-type="float" office:value="191627264" calcext:value-type="float">
            <text:p>191.63 MB</text:p>
          </table:table-cell>
          <table:table-cell office:value-type="percentage" office:value="1.03086097720871" calcext:value-type="percentage">
            <text:p>103.09%</text:p>
          </table:table-cell>
          <table:table-cell office:value-type="float" office:value="1052549473" calcext:value-type="float">
            <text:p>1.05 GBps</text:p>
          </table:table-cell>
          <table:table-cell office:value-type="float" office:value="136612277" calcext:value-type="float">
            <text:p>136.61 MBps</text:p>
          </table:table-cell>
          <table:table-cell office:value-type="float" office:value="3524399104" calcext:value-type="float">
            <text:p>3.52 GB</text:p>
          </table:table-cell>
          <table:table-cell office:value-type="percentage" office:value="0.0364496681717908" calcext:value-type="percentage">
            <text:p>3.64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2841" calcext:value-type="float">
            <text:p>292.84 KBps</text:p>
          </table:table-cell>
          <table:table-cell office:value-type="float" office:value="316568" calcext:value-type="float">
            <text:p>316.57 KBps</text:p>
          </table:table-cell>
          <table:table-cell office:value-type="float" office:value="95055872" calcext:value-type="float">
            <text:p>95.0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3124823" calcext:value-type="float">
            <text:p>143.12 MBps</text:p>
          </table:table-cell>
          <table:table-cell office:value-type="float" office:value="1095338950" calcext:value-type="float">
            <text:p>1.10 GBps</text:p>
          </table:table-cell>
          <table:table-cell office:value-type="float" office:value="191541248" calcext:value-type="float">
            <text:p>191.54 MB</text:p>
          </table:table-cell>
          <table:table-cell office:value-type="percentage" office:value="1.03482819770701" calcext:value-type="percentage">
            <text:p>103.48%</text:p>
          </table:table-cell>
          <table:table-cell office:value-type="float" office:value="1095904369" calcext:value-type="float">
            <text:p>1.10 GBps</text:p>
          </table:table-cell>
          <table:table-cell office:value-type="float" office:value="142235576" calcext:value-type="float">
            <text:p>142.24 MBps</text:p>
          </table:table-cell>
          <table:table-cell office:value-type="float" office:value="3591626752" calcext:value-type="float">
            <text:p>3.59 GB</text:p>
          </table:table-cell>
          <table:table-cell office:value-type="percentage" office:value="0.0336776257499098" calcext:value-type="percentage">
            <text:p>3.37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1497" calcext:value-type="float">
            <text:p>311.50 KBps</text:p>
          </table:table-cell>
          <table:table-cell office:value-type="float" office:value="339472" calcext:value-type="float">
            <text:p>339.47 KBps</text:p>
          </table:table-cell>
          <table:table-cell office:value-type="float" office:value="95969280" calcext:value-type="float">
            <text:p>95.9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8949516" calcext:value-type="float">
            <text:p>148.95 MBps</text:p>
          </table:table-cell>
          <table:table-cell office:value-type="float" office:value="1139870413" calcext:value-type="float">
            <text:p>1.14 GBps</text:p>
          </table:table-cell>
          <table:table-cell office:value-type="float" office:value="191672320" calcext:value-type="float">
            <text:p>191.67 MB</text:p>
          </table:table-cell>
          <table:table-cell office:value-type="percentage" office:value="1.09599733065327" calcext:value-type="percentage">
            <text:p>109.60%</text:p>
          </table:table-cell>
          <table:table-cell office:value-type="float" office:value="1139417677" calcext:value-type="float">
            <text:p>1.14 GBps</text:p>
          </table:table-cell>
          <table:table-cell office:value-type="float" office:value="147881267" calcext:value-type="float">
            <text:p>147.88 MBps</text:p>
          </table:table-cell>
          <table:table-cell office:value-type="float" office:value="3642138624" calcext:value-type="float">
            <text:p>3.64 GB</text:p>
          </table:table-cell>
          <table:table-cell office:value-type="percentage" office:value="0.0356340360667397" calcext:value-type="percentage">
            <text:p>3.56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0669" calcext:value-type="float">
            <text:p>330.67 KBps</text:p>
          </table:table-cell>
          <table:table-cell office:value-type="float" office:value="363135" calcext:value-type="float">
            <text:p>363.14 KBps</text:p>
          </table:table-cell>
          <table:table-cell office:value-type="float" office:value="96043008" calcext:value-type="float">
            <text:p>96.04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4389530" calcext:value-type="float">
            <text:p>154.39 MBps</text:p>
          </table:table-cell>
          <table:table-cell office:value-type="float" office:value="1181488946" calcext:value-type="float">
            <text:p>1.18 GBps</text:p>
          </table:table-cell>
          <table:table-cell office:value-type="float" office:value="194068480" calcext:value-type="float">
            <text:p>194.07 MB</text:p>
          </table:table-cell>
          <table:table-cell office:value-type="percentage" office:value="1.07985685454545" calcext:value-type="percentage">
            <text:p>107.99%</text:p>
          </table:table-cell>
          <table:table-cell office:value-type="float" office:value="1183458704" calcext:value-type="float">
            <text:p>1.18 GBps</text:p>
          </table:table-cell>
          <table:table-cell office:value-type="float" office:value="153590028" calcext:value-type="float">
            <text:p>153.59 MBps</text:p>
          </table:table-cell>
          <table:table-cell office:value-type="float" office:value="3488935936" calcext:value-type="float">
            <text:p>3.49 GB</text:p>
          </table:table-cell>
          <table:table-cell office:value-type="percentage" office:value="0.0319309549093176" calcext:value-type="percentage">
            <text:p>3.19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469" calcext:value-type="float">
            <text:p>350.47 KBps</text:p>
          </table:table-cell>
          <table:table-cell office:value-type="float" office:value="387599" calcext:value-type="float">
            <text:p>387.60 KBps</text:p>
          </table:table-cell>
          <table:table-cell office:value-type="float" office:value="96346112" calcext:value-type="float">
            <text:p>96.35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0536787" calcext:value-type="float">
            <text:p>160.54 MBps</text:p>
          </table:table-cell>
          <table:table-cell office:value-type="float" office:value="1228514929" calcext:value-type="float">
            <text:p>1.23 GBps</text:p>
          </table:table-cell>
          <table:table-cell office:value-type="float" office:value="197095424" calcext:value-type="float">
            <text:p>197.10 MB</text:p>
          </table:table-cell>
          <table:table-cell office:value-type="percentage" office:value="1.11985062925659" calcext:value-type="percentage">
            <text:p>111.99%</text:p>
          </table:table-cell>
          <table:table-cell office:value-type="float" office:value="1227888250" calcext:value-type="float">
            <text:p>1.23 GBps</text:p>
          </table:table-cell>
          <table:table-cell office:value-type="float" office:value="159351107" calcext:value-type="float">
            <text:p>159.35 MBps</text:p>
          </table:table-cell>
          <table:table-cell office:value-type="float" office:value="3464609792" calcext:value-type="float">
            <text:p>3.46 GB</text:p>
          </table:table-cell>
          <table:table-cell office:value-type="percentage" office:value="0.0312499490266767" calcext:value-type="percentage">
            <text:p>3.12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1295" calcext:value-type="float">
            <text:p>371.30 KBps</text:p>
          </table:table-cell>
          <table:table-cell office:value-type="float" office:value="412864" calcext:value-type="float">
            <text:p>412.86 KBps</text:p>
          </table:table-cell>
          <table:table-cell office:value-type="float" office:value="95793152" calcext:value-type="float">
            <text:p>95.7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6603279" calcext:value-type="float">
            <text:p>166.60 MBps</text:p>
          </table:table-cell>
          <table:table-cell office:value-type="float" office:value="1274950692" calcext:value-type="float">
            <text:p>1.27 GBps</text:p>
          </table:table-cell>
          <table:table-cell office:value-type="float" office:value="198017024" calcext:value-type="float">
            <text:p>198.02 MB</text:p>
          </table:table-cell>
          <table:table-cell office:value-type="percentage" office:value="1.03695167709751" calcext:value-type="percentage">
            <text:p>103.70%</text:p>
          </table:table-cell>
          <table:table-cell office:value-type="float" office:value="1273445206" calcext:value-type="float">
            <text:p>1.27 GBps</text:p>
          </table:table-cell>
          <table:table-cell office:value-type="float" office:value="165253964" calcext:value-type="float">
            <text:p>165.25 MBps</text:p>
          </table:table-cell>
          <table:table-cell office:value-type="float" office:value="3480309760" calcext:value-type="float">
            <text:p>3.48 GB</text:p>
          </table:table-cell>
          <table:table-cell office:value-type="percentage" office:value="0.0283843788823055" calcext:value-type="percentage">
            <text:p>2.84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2115" calcext:value-type="float">
            <text:p>392.12 KBps</text:p>
          </table:table-cell>
          <table:table-cell office:value-type="float" office:value="438972" calcext:value-type="float">
            <text:p>438.97 KBps</text:p>
          </table:table-cell>
          <table:table-cell office:value-type="float" office:value="96104448" calcext:value-type="float">
            <text:p>96.1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2648720" calcext:value-type="float">
            <text:p>172.65 MBps</text:p>
          </table:table-cell>
          <table:table-cell office:value-type="float" office:value="1321195632" calcext:value-type="float">
            <text:p>1.32 GBps</text:p>
          </table:table-cell>
          <table:table-cell office:value-type="float" office:value="198115328" calcext:value-type="float">
            <text:p>198.12 MB</text:p>
          </table:table-cell>
          <table:table-cell office:value-type="percentage" office:value="1.05873741251326" calcext:value-type="percentage">
            <text:p>105.87%</text:p>
          </table:table-cell>
          <table:table-cell office:value-type="float" office:value="1321447915" calcext:value-type="float">
            <text:p>1.32 GBps</text:p>
          </table:table-cell>
          <table:table-cell office:value-type="float" office:value="171477641" calcext:value-type="float">
            <text:p>171.48 MBps</text:p>
          </table:table-cell>
          <table:table-cell office:value-type="float" office:value="3505446912" calcext:value-type="float">
            <text:p>3.51 GB</text:p>
          </table:table-cell>
          <table:table-cell office:value-type="percentage" office:value="0.0301304497761977" calcext:value-type="percentage">
            <text:p>3.01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4223" calcext:value-type="float">
            <text:p>414.22 KBps</text:p>
          </table:table-cell>
          <table:table-cell office:value-type="float" office:value="465881" calcext:value-type="float">
            <text:p>465.88 KBps</text:p>
          </table:table-cell>
          <table:table-cell office:value-type="float" office:value="97189888" calcext:value-type="float">
            <text:p>97.1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9100810" calcext:value-type="float">
            <text:p>179.10 MBps</text:p>
          </table:table-cell>
          <table:table-cell office:value-type="float" office:value="1370575444" calcext:value-type="float">
            <text:p>1.37 GBps</text:p>
          </table:table-cell>
          <table:table-cell office:value-type="float" office:value="199979008" calcext:value-type="float">
            <text:p>199.98 MB</text:p>
          </table:table-cell>
          <table:table-cell office:value-type="percentage" office:value="1.03871631934493" calcext:value-type="percentage">
            <text:p>103.87%</text:p>
          </table:table-cell>
          <table:table-cell office:value-type="float" office:value="1372831375" calcext:value-type="float">
            <text:p>1.37 GBps</text:p>
          </table:table-cell>
          <table:table-cell office:value-type="float" office:value="178141994" calcext:value-type="float">
            <text:p>178.14 MBps</text:p>
          </table:table-cell>
          <table:table-cell office:value-type="float" office:value="3637981184" calcext:value-type="float">
            <text:p>3.64 GB</text:p>
          </table:table-cell>
          <table:table-cell office:value-type="percentage" office:value="0.0289352307176609" calcext:value-type="percentage">
            <text:p>2.89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6331" calcext:value-type="float">
            <text:p>436.33 KBps</text:p>
          </table:table-cell>
          <table:table-cell office:value-type="float" office:value="493549" calcext:value-type="float">
            <text:p>493.55 KBps</text:p>
          </table:table-cell>
          <table:table-cell office:value-type="float" office:value="96366592" calcext:value-type="float">
            <text:p>96.3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6520213" calcext:value-type="float">
            <text:p>186.52 MBps</text:p>
          </table:table-cell>
          <table:table-cell office:value-type="float" office:value="1427410745" calcext:value-type="float">
            <text:p>1.43 GBps</text:p>
          </table:table-cell>
          <table:table-cell office:value-type="float" office:value="201822208" calcext:value-type="float">
            <text:p>201.82 MB</text:p>
          </table:table-cell>
          <table:table-cell office:value-type="percentage" office:value="1.01724703984891" calcext:value-type="percentage">
            <text:p>101.72%</text:p>
          </table:table-cell>
          <table:table-cell office:value-type="float" office:value="1429625151" calcext:value-type="float">
            <text:p>1.43 GBps</text:p>
          </table:table-cell>
          <table:table-cell office:value-type="float" office:value="185503097" calcext:value-type="float">
            <text:p>185.50 MBps</text:p>
          </table:table-cell>
          <table:table-cell office:value-type="float" office:value="3746230272" calcext:value-type="float">
            <text:p>3.75 GB</text:p>
          </table:table-cell>
          <table:table-cell office:value-type="percentage" office:value="0.0291051475801319" calcext:value-type="percentage">
            <text:p>2.91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8931" calcext:value-type="float">
            <text:p>458.93 KBps</text:p>
          </table:table-cell>
          <table:table-cell office:value-type="float" office:value="522018" calcext:value-type="float">
            <text:p>522.02 KBps</text:p>
          </table:table-cell>
          <table:table-cell office:value-type="float" office:value="96280576" calcext:value-type="float">
            <text:p>96.2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4340763" calcext:value-type="float">
            <text:p>194.34 MBps</text:p>
          </table:table-cell>
          <table:table-cell office:value-type="float" office:value="1487380777" calcext:value-type="float">
            <text:p>1.49 GBps</text:p>
          </table:table-cell>
          <table:table-cell office:value-type="float" office:value="196571136" calcext:value-type="float">
            <text:p>196.57 MB</text:p>
          </table:table-cell>
          <table:table-cell office:value-type="percentage" office:value="0.87634832147651" calcext:value-type="percentage">
            <text:p>87.63%</text:p>
          </table:table-cell>
          <table:table-cell office:value-type="float" office:value="1486685369" calcext:value-type="float">
            <text:p>1.49 GBps</text:p>
          </table:table-cell>
          <table:table-cell office:value-type="float" office:value="192900314" calcext:value-type="float">
            <text:p>192.90 MBps</text:p>
          </table:table-cell>
          <table:table-cell office:value-type="float" office:value="3814707200" calcext:value-type="float">
            <text:p>3.81 GB</text:p>
          </table:table-cell>
          <table:table-cell office:value-type="percentage" office:value="0.028598473516232" calcext:value-type="percentage">
            <text:p>2.86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2037" calcext:value-type="float">
            <text:p>482.04 KBps</text:p>
          </table:table-cell>
          <table:table-cell office:value-type="float" office:value="551330" calcext:value-type="float">
            <text:p>551.33 KBps</text:p>
          </table:table-cell>
          <table:table-cell office:value-type="float" office:value="96591872" calcext:value-type="float">
            <text:p>96.5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2274986" calcext:value-type="float">
            <text:p>202.27 MBps</text:p>
          </table:table-cell>
          <table:table-cell office:value-type="float" office:value="1548182495" calcext:value-type="float">
            <text:p>1.55 GBps</text:p>
          </table:table-cell>
          <table:table-cell office:value-type="float" office:value="201142272" calcext:value-type="float">
            <text:p>201.14 MB</text:p>
          </table:table-cell>
          <table:table-cell office:value-type="percentage" office:value="1.01618847074602" calcext:value-type="percentage">
            <text:p>101.62%</text:p>
          </table:table-cell>
          <table:table-cell office:value-type="float" office:value="1550024439" calcext:value-type="float">
            <text:p>1.55 GBps</text:p>
          </table:table-cell>
          <table:table-cell office:value-type="float" office:value="201106283" calcext:value-type="float">
            <text:p>201.11 MBps</text:p>
          </table:table-cell>
          <table:table-cell office:value-type="float" office:value="3831746560" calcext:value-type="float">
            <text:p>3.83 GB</text:p>
          </table:table-cell>
          <table:table-cell office:value-type="percentage" office:value="0.0262362405895813" calcext:value-type="percentage">
            <text:p>2.62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5657" calcext:value-type="float">
            <text:p>505.66 KBps</text:p>
          </table:table-cell>
          <table:table-cell office:value-type="float" office:value="581401" calcext:value-type="float">
            <text:p>581.40 KBps</text:p>
          </table:table-cell>
          <table:table-cell office:value-type="float" office:value="96817152" calcext:value-type="float">
            <text:p>96.8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0666364" calcext:value-type="float">
            <text:p>210.67 MBps</text:p>
          </table:table-cell>
          <table:table-cell office:value-type="float" office:value="1612559703" calcext:value-type="float">
            <text:p>1.61 GBps</text:p>
          </table:table-cell>
          <table:table-cell office:value-type="float" office:value="199258112" calcext:value-type="float">
            <text:p>199.26 MB</text:p>
          </table:table-cell>
          <table:table-cell office:value-type="percentage" office:value="1.01000891155854" calcext:value-type="percentage">
            <text:p>101.00%</text:p>
          </table:table-cell>
          <table:table-cell office:value-type="float" office:value="1617265431" calcext:value-type="float">
            <text:p>1.62 GBps</text:p>
          </table:table-cell>
          <table:table-cell office:value-type="float" office:value="209817266" calcext:value-type="float">
            <text:p>209.82 MBps</text:p>
          </table:table-cell>
          <table:table-cell office:value-type="float" office:value="3929849856" calcext:value-type="float">
            <text:p>3.93 GB</text:p>
          </table:table-cell>
          <table:table-cell office:value-type="percentage" office:value="0.0248940870329477" calcext:value-type="percentage">
            <text:p>2.49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9851" calcext:value-type="float">
            <text:p>529.85 KBps</text:p>
          </table:table-cell>
          <table:table-cell office:value-type="float" office:value="612273" calcext:value-type="float">
            <text:p>612.27 KBps</text:p>
          </table:table-cell>
          <table:table-cell office:value-type="float" office:value="97296384" calcext:value-type="float">
            <text:p>97.3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0660233" calcext:value-type="float">
            <text:p>220.66 MBps</text:p>
          </table:table-cell>
          <table:table-cell office:value-type="float" office:value="1689239807" calcext:value-type="float">
            <text:p>1.69 GBps</text:p>
          </table:table-cell>
          <table:table-cell office:value-type="float" office:value="197693440" calcext:value-type="float">
            <text:p>197.69 MB</text:p>
          </table:table-cell>
          <table:table-cell office:value-type="percentage" office:value="1.1644409076259" calcext:value-type="percentage">
            <text:p>116.44%</text:p>
          </table:table-cell>
          <table:table-cell office:value-type="float" office:value="1686262717" calcext:value-type="float">
            <text:p>1.69 GBps</text:p>
          </table:table-cell>
          <table:table-cell office:value-type="float" office:value="218759205" calcext:value-type="float">
            <text:p>218.76 MBps</text:p>
          </table:table-cell>
          <table:table-cell office:value-type="float" office:value="4037058560" calcext:value-type="float">
            <text:p>4.04 GB</text:p>
          </table:table-cell>
          <table:table-cell office:value-type="percentage" office:value="0.0252878990130526" calcext:value-type="percentage">
            <text:p>2.53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5825" calcext:value-type="float">
            <text:p>555.83 KBps</text:p>
          </table:table-cell>
          <table:table-cell office:value-type="float" office:value="643988" calcext:value-type="float">
            <text:p>643.99 KBps</text:p>
          </table:table-cell>
          <table:table-cell office:value-type="float" office:value="96780288" calcext:value-type="float">
            <text:p>96.7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8999869" calcext:value-type="float">
            <text:p>229.00 MBps</text:p>
          </table:table-cell>
          <table:table-cell office:value-type="float" office:value="1753169436" calcext:value-type="float">
            <text:p>1.75 GBps</text:p>
          </table:table-cell>
          <table:table-cell office:value-type="float" office:value="198922240" calcext:value-type="float">
            <text:p>198.92 MB</text:p>
          </table:table-cell>
          <table:table-cell office:value-type="percentage" office:value="0.822695425641026" calcext:value-type="percentage">
            <text:p>82.27%</text:p>
          </table:table-cell>
          <table:table-cell office:value-type="float" office:value="1756929924" calcext:value-type="float">
            <text:p>1.76 GBps</text:p>
          </table:table-cell>
          <table:table-cell office:value-type="float" office:value="227917584" calcext:value-type="float">
            <text:p>227.92 MBps</text:p>
          </table:table-cell>
          <table:table-cell office:value-type="float" office:value="4132220928" calcext:value-type="float">
            <text:p>4.13 GB</text:p>
          </table:table-cell>
          <table:table-cell office:value-type="percentage" office:value="0.021094182559551" calcext:value-type="percentage">
            <text:p>2.11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2053" calcext:value-type="float">
            <text:p>582.05 KBps</text:p>
          </table:table-cell>
          <table:table-cell office:value-type="float" office:value="676462" calcext:value-type="float">
            <text:p>676.46 KBps</text:p>
          </table:table-cell>
          <table:table-cell office:value-type="float" office:value="96157696" calcext:value-type="float">
            <text:p>96.1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9451036" calcext:value-type="float">
            <text:p>239.45 MBps</text:p>
          </table:table-cell>
          <table:table-cell office:value-type="float" office:value="1833414658" calcext:value-type="float">
            <text:p>1.83 GBps</text:p>
          </table:table-cell>
          <table:table-cell office:value-type="float" office:value="194248704" calcext:value-type="float">
            <text:p>194.25 MB</text:p>
          </table:table-cell>
          <table:table-cell office:value-type="percentage" office:value="1.07029802010309" calcext:value-type="percentage">
            <text:p>107.03%</text:p>
          </table:table-cell>
          <table:table-cell office:value-type="float" office:value="1835740872" calcext:value-type="float">
            <text:p>1.84 GBps</text:p>
          </table:table-cell>
          <table:table-cell office:value-type="float" office:value="238129167" calcext:value-type="float">
            <text:p>238.13 MBps</text:p>
          </table:table-cell>
          <table:table-cell office:value-type="float" office:value="4031762432" calcext:value-type="float">
            <text:p>4.03 GB</text:p>
          </table:table-cell>
          <table:table-cell office:value-type="percentage" office:value="0.0255662365884357" calcext:value-type="percentage">
            <text:p>2.56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7995" calcext:value-type="float">
            <text:p>608.00 KBps</text:p>
          </table:table-cell>
          <table:table-cell office:value-type="float" office:value="709821" calcext:value-type="float">
            <text:p>709.82 KBps</text:p>
          </table:table-cell>
          <table:table-cell office:value-type="float" office:value="96927744" calcext:value-type="float">
            <text:p>96.93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551594" calcext:value-type="float">
            <text:p>250.55 MBps</text:p>
          </table:table-cell>
          <table:table-cell office:value-type="float" office:value="1918612240" calcext:value-type="float">
            <text:p>1.92 GBps</text:p>
          </table:table-cell>
          <table:table-cell office:value-type="float" office:value="199090176" calcext:value-type="float">
            <text:p>199.09 MB</text:p>
          </table:table-cell>
          <table:table-cell office:value-type="percentage" office:value="0.926377368253968" calcext:value-type="percentage">
            <text:p>92.64%</text:p>
          </table:table-cell>
          <table:table-cell office:value-type="float" office:value="1917943406" calcext:value-type="float">
            <text:p>1.92 GBps</text:p>
          </table:table-cell>
          <table:table-cell office:value-type="float" office:value="248783888" calcext:value-type="float">
            <text:p>248.78 MBps</text:p>
          </table:table-cell>
          <table:table-cell office:value-type="float" office:value="4187348992" calcext:value-type="float">
            <text:p>4.19 GB</text:p>
          </table:table-cell>
          <table:table-cell office:value-type="percentage" office:value="0.0217305139999716" calcext:value-type="percentage">
            <text:p>2.17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4415" calcext:value-type="float">
            <text:p>634.42 KBps</text:p>
          </table:table-cell>
          <table:table-cell office:value-type="float" office:value="743897" calcext:value-type="float">
            <text:p>743.90 KBps</text:p>
          </table:table-cell>
          <table:table-cell office:value-type="float" office:value="93515776" calcext:value-type="float">
            <text:p>93.5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1174897" calcext:value-type="float">
            <text:p>261.17 MBps</text:p>
          </table:table-cell>
          <table:table-cell office:value-type="float" office:value="2000170825" calcext:value-type="float">
            <text:p>2.00 GBps</text:p>
          </table:table-cell>
          <table:table-cell office:value-type="float" office:value="199544832" calcext:value-type="float">
            <text:p>199.54 MB</text:p>
          </table:table-cell>
          <table:table-cell office:value-type="percentage" office:value="1.07842728516923" calcext:value-type="percentage">
            <text:p>107.84%</text:p>
          </table:table-cell>
          <table:table-cell office:value-type="float" office:value="2004282481" calcext:value-type="float">
            <text:p>2.00 GBps</text:p>
          </table:table-cell>
          <table:table-cell office:value-type="float" office:value="259971843" calcext:value-type="float">
            <text:p>259.97 MBps</text:p>
          </table:table-cell>
          <table:table-cell office:value-type="float" office:value="4221288448" calcext:value-type="float">
            <text:p>4.22 GB</text:p>
          </table:table-cell>
          <table:table-cell office:value-type="percentage" office:value="0.0248204135928504" calcext:value-type="percentage">
            <text:p>2.48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2237" calcext:value-type="float">
            <text:p>662.24 KBps</text:p>
          </table:table-cell>
          <table:table-cell office:value-type="float" office:value="778816" calcext:value-type="float">
            <text:p>778.82 KBps</text:p>
          </table:table-cell>
          <table:table-cell office:value-type="float" office:value="94896128" calcext:value-type="float">
            <text:p>94.9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3963487" calcext:value-type="float">
            <text:p>273.96 MBps</text:p>
          </table:table-cell>
          <table:table-cell office:value-type="float" office:value="2098417380" calcext:value-type="float">
            <text:p>2.10 GBps</text:p>
          </table:table-cell>
          <table:table-cell office:value-type="float" office:value="197558272" calcext:value-type="float">
            <text:p>197.56 MB</text:p>
          </table:table-cell>
          <table:table-cell office:value-type="percentage" office:value="1.09905700395809" calcext:value-type="percentage">
            <text:p>109.91%</text:p>
          </table:table-cell>
          <table:table-cell office:value-type="float" office:value="2095545595" calcext:value-type="float">
            <text:p>2.10 GBps</text:p>
          </table:table-cell>
          <table:table-cell office:value-type="float" office:value="271800378" calcext:value-type="float">
            <text:p>271.80 MBps</text:p>
          </table:table-cell>
          <table:table-cell office:value-type="float" office:value="4338724864" calcext:value-type="float">
            <text:p>4.34 GB</text:p>
          </table:table-cell>
          <table:table-cell office:value-type="percentage" office:value="0.0258355230436436" calcext:value-type="percentage">
            <text:p>2.58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9863" calcext:value-type="float">
            <text:p>689.86 KBps</text:p>
          </table:table-cell>
          <table:table-cell office:value-type="float" office:value="814578" calcext:value-type="float">
            <text:p>814.58 KBps</text:p>
          </table:table-cell>
          <table:table-cell office:value-type="float" office:value="94601216" calcext:value-type="float">
            <text:p>94.6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6223414" calcext:value-type="float">
            <text:p>286.22 MBps</text:p>
          </table:table-cell>
          <table:table-cell office:value-type="float" office:value="2192560850" calcext:value-type="float">
            <text:p>2.19 GBps</text:p>
          </table:table-cell>
          <table:table-cell office:value-type="float" office:value="199606272" calcext:value-type="float">
            <text:p>199.61 MB</text:p>
          </table:table-cell>
          <table:table-cell office:value-type="percentage" office:value="0.998264080182232" calcext:value-type="percentage">
            <text:p>99.83%</text:p>
          </table:table-cell>
          <table:table-cell office:value-type="float" office:value="2191886028" calcext:value-type="float">
            <text:p>2.19 GBps</text:p>
          </table:table-cell>
          <table:table-cell office:value-type="float" office:value="284285491" calcext:value-type="float">
            <text:p>284.29 MBps</text:p>
          </table:table-cell>
          <table:table-cell office:value-type="float" office:value="4412669952" calcext:value-type="float">
            <text:p>4.41 GB</text:p>
          </table:table-cell>
          <table:table-cell office:value-type="percentage" office:value="0.0227398232610809" calcext:value-type="percentage">
            <text:p>2.27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8047" calcext:value-type="float">
            <text:p>718.05 KBps</text:p>
          </table:table-cell>
          <table:table-cell office:value-type="float" office:value="851141" calcext:value-type="float">
            <text:p>851.14 KBps</text:p>
          </table:table-cell>
          <table:table-cell office:value-type="float" office:value="94474240" calcext:value-type="float">
            <text:p>94.4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7778018" calcext:value-type="float">
            <text:p>297.78 MBps</text:p>
          </table:table-cell>
          <table:table-cell office:value-type="float" office:value="2281281448" calcext:value-type="float">
            <text:p>2.28 GBps</text:p>
          </table:table-cell>
          <table:table-cell office:value-type="float" office:value="195837952" calcext:value-type="float">
            <text:p>195.84 MB</text:p>
          </table:table-cell>
          <table:table-cell office:value-type="percentage" office:value="1.03250538743344" calcext:value-type="percentage">
            <text:p>103.25%</text:p>
          </table:table-cell>
          <table:table-cell office:value-type="float" office:value="2289086371" calcext:value-type="float">
            <text:p>2.29 GBps</text:p>
          </table:table-cell>
          <table:table-cell office:value-type="float" office:value="296879712" calcext:value-type="float">
            <text:p>296.88 MBps</text:p>
          </table:table-cell>
          <table:table-cell office:value-type="float" office:value="4549722112" calcext:value-type="float">
            <text:p>4.55 GB</text:p>
          </table:table-cell>
          <table:table-cell office:value-type="percentage" office:value="0.0226423158937495" calcext:value-type="percentage">
            <text:p>2.26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8829" calcext:value-type="float">
            <text:p>748.83 KBps</text:p>
          </table:table-cell>
          <table:table-cell office:value-type="float" office:value="888571" calcext:value-type="float">
            <text:p>888.57 KBps</text:p>
          </table:table-cell>
          <table:table-cell office:value-type="float" office:value="94318592" calcext:value-type="float">
            <text:p>94.32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0872103" calcext:value-type="float">
            <text:p>310.87 MBps</text:p>
          </table:table-cell>
          <table:table-cell office:value-type="float" office:value="2381971645" calcext:value-type="float">
            <text:p>2.38 GBps</text:p>
          </table:table-cell>
          <table:table-cell office:value-type="float" office:value="199434240" calcext:value-type="float">
            <text:p>199.43 MB</text:p>
          </table:table-cell>
          <table:table-cell office:value-type="percentage" office:value="1.01116470499002" calcext:value-type="percentage">
            <text:p>101.12%</text:p>
          </table:table-cell>
          <table:table-cell office:value-type="float" office:value="2389894738" calcext:value-type="float">
            <text:p>2.39 GBps</text:p>
          </table:table-cell>
          <table:table-cell office:value-type="float" office:value="309932635" calcext:value-type="float">
            <text:p>309.93 MBps</text:p>
          </table:table-cell>
          <table:table-cell office:value-type="float" office:value="4627431424" calcext:value-type="float">
            <text:p>4.63 GB</text:p>
          </table:table-cell>
          <table:table-cell office:value-type="percentage" office:value="0.0220751640649567" calcext:value-type="percentage">
            <text:p>2.21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8175" calcext:value-type="float">
            <text:p>778.18 KBps</text:p>
          </table:table-cell>
          <table:table-cell office:value-type="float" office:value="926778" calcext:value-type="float">
            <text:p>926.78 KBps</text:p>
          </table:table-cell>
          <table:table-cell office:value-type="float" office:value="94232576" calcext:value-type="float">
            <text:p>94.23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4624523" calcext:value-type="float">
            <text:p>324.62 MBps</text:p>
          </table:table-cell>
          <table:table-cell office:value-type="float" office:value="2487754175" calcext:value-type="float">
            <text:p>2.49 GBps</text:p>
          </table:table-cell>
          <table:table-cell office:value-type="float" office:value="192143360" calcext:value-type="float">
            <text:p>192.14 MB</text:p>
          </table:table-cell>
          <table:table-cell office:value-type="percentage" office:value="0.968549342528736" calcext:value-type="percentage">
            <text:p>96.85%</text:p>
          </table:table-cell>
          <table:table-cell office:value-type="float" office:value="2492667236" calcext:value-type="float">
            <text:p>2.49 GBps</text:p>
          </table:table-cell>
          <table:table-cell office:value-type="float" office:value="323233486" calcext:value-type="float">
            <text:p>323.23 MBps</text:p>
          </table:table-cell>
          <table:table-cell office:value-type="float" office:value="4736843776" calcext:value-type="float">
            <text:p>4.74 GB</text:p>
          </table:table-cell>
          <table:table-cell office:value-type="percentage" office:value="0.0192891244340269" calcext:value-type="percentage">
            <text:p>1.93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8033" calcext:value-type="float">
            <text:p>808.03 KBps</text:p>
          </table:table-cell>
          <table:table-cell office:value-type="float" office:value="965744" calcext:value-type="float">
            <text:p>965.74 KBps</text:p>
          </table:table-cell>
          <table:table-cell office:value-type="float" office:value="93982720" calcext:value-type="float">
            <text:p>93.98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8156658" calcext:value-type="float">
            <text:p>338.16 MBps</text:p>
          </table:table-cell>
          <table:table-cell office:value-type="float" office:value="2591924405" calcext:value-type="float">
            <text:p>2.59 GBps</text:p>
          </table:table-cell>
          <table:table-cell office:value-type="float" office:value="191193088" calcext:value-type="float">
            <text:p>191.19 MB</text:p>
          </table:table-cell>
          <table:table-cell office:value-type="percentage" office:value="1.15059906166514" calcext:value-type="percentage">
            <text:p>115.06%</text:p>
          </table:table-cell>
          <table:table-cell office:value-type="float" office:value="2594897776" calcext:value-type="float">
            <text:p>2.59 GBps</text:p>
          </table:table-cell>
          <table:table-cell office:value-type="float" office:value="336455241" calcext:value-type="float">
            <text:p>336.46 MBps</text:p>
          </table:table-cell>
          <table:table-cell office:value-type="float" office:value="4802596864" calcext:value-type="float">
            <text:p>4.80 GB</text:p>
          </table:table-cell>
          <table:table-cell office:value-type="percentage" office:value="0.0210958543508012" calcext:value-type="percentage">
            <text:p>2.11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9699" calcext:value-type="float">
            <text:p>839.70 KBps</text:p>
          </table:table-cell>
          <table:table-cell office:value-type="float" office:value="1005487" calcext:value-type="float">
            <text:p>1.01 MBps</text:p>
          </table:table-cell>
          <table:table-cell office:value-type="float" office:value="93843456" calcext:value-type="float">
            <text:p>93.84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3088970" calcext:value-type="float">
            <text:p>353.09 MBps</text:p>
          </table:table-cell>
          <table:table-cell office:value-type="float" office:value="2706969158" calcext:value-type="float">
            <text:p>2.71 GBps</text:p>
          </table:table-cell>
          <table:table-cell office:value-type="float" office:value="191528960" calcext:value-type="float">
            <text:p>191.53 MB</text:p>
          </table:table-cell>
          <table:table-cell office:value-type="percentage" office:value="0.935403549247312" calcext:value-type="percentage">
            <text:p>93.54%</text:p>
          </table:table-cell>
          <table:table-cell office:value-type="float" office:value="2699780130" calcext:value-type="float">
            <text:p>2.70 GBps</text:p>
          </table:table-cell>
          <table:table-cell office:value-type="float" office:value="350008898" calcext:value-type="float">
            <text:p>350.01 MBps</text:p>
          </table:table-cell>
          <table:table-cell office:value-type="float" office:value="4860456960" calcext:value-type="float">
            <text:p>4.86 GB</text:p>
          </table:table-cell>
          <table:table-cell office:value-type="percentage" office:value="0.018214238249178" calcext:value-type="percentage">
            <text:p>1.82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0703" calcext:value-type="float">
            <text:p>870.70 KBps</text:p>
          </table:table-cell>
          <table:table-cell office:value-type="float" office:value="1046097" calcext:value-type="float">
            <text:p>1.05 MBps</text:p>
          </table:table-cell>
          <table:table-cell office:value-type="float" office:value="93802496" calcext:value-type="float">
            <text:p>93.8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7095215" calcext:value-type="float">
            <text:p>367.10 MBps</text:p>
          </table:table-cell>
          <table:table-cell office:value-type="float" office:value="2814940921" calcext:value-type="float">
            <text:p>2.81 GBps</text:p>
          </table:table-cell>
          <table:table-cell office:value-type="float" office:value="189788160" calcext:value-type="float">
            <text:p>189.79 MB</text:p>
          </table:table-cell>
          <table:table-cell office:value-type="percentage" office:value="0.844166186251621" calcext:value-type="percentage">
            <text:p>84.42%</text:p>
          </table:table-cell>
          <table:table-cell office:value-type="float" office:value="2813351054" calcext:value-type="float">
            <text:p>2.81 GBps</text:p>
          </table:table-cell>
          <table:table-cell office:value-type="float" office:value="364681039" calcext:value-type="float">
            <text:p>364.68 MBps</text:p>
          </table:table-cell>
          <table:table-cell office:value-type="float" office:value="4952559616" calcext:value-type="float">
            <text:p>4.95 GB</text:p>
          </table:table-cell>
          <table:table-cell office:value-type="percentage" office:value="0.0198265566418155" calcext:value-type="percentage">
            <text:p>1.9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3509" calcext:value-type="float">
            <text:p>903.51 KBps</text:p>
          </table:table-cell>
          <table:table-cell office:value-type="float" office:value="1087424" calcext:value-type="float">
            <text:p>1.09 MBps</text:p>
          </table:table-cell>
          <table:table-cell office:value-type="float" office:value="93163520" calcext:value-type="float">
            <text:p>93.1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82822029" calcext:value-type="float">
            <text:p>382.82 MBps</text:p>
          </table:table-cell>
          <table:table-cell office:value-type="float" office:value="2936109714" calcext:value-type="float">
            <text:p>2.94 GBps</text:p>
          </table:table-cell>
          <table:table-cell office:value-type="float" office:value="188039168" calcext:value-type="float">
            <text:p>188.04 MB</text:p>
          </table:table-cell>
          <table:table-cell office:value-type="percentage" office:value="1.09681118527976" calcext:value-type="percentage">
            <text:p>109.68%</text:p>
          </table:table-cell>
          <table:table-cell office:value-type="float" office:value="2934930006" calcext:value-type="float">
            <text:p>2.93 GBps</text:p>
          </table:table-cell>
          <table:table-cell office:value-type="float" office:value="380397184" calcext:value-type="float">
            <text:p>380.40 MBps</text:p>
          </table:table-cell>
          <table:table-cell office:value-type="float" office:value="5009813504" calcext:value-type="float">
            <text:p>5.01 GB</text:p>
          </table:table-cell>
          <table:table-cell office:value-type="percentage" office:value="0.0174221302487562" calcext:value-type="percentage">
            <text:p>1.74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6325" calcext:value-type="float">
            <text:p>936.33 KBps</text:p>
          </table:table-cell>
          <table:table-cell office:value-type="float" office:value="1129594" calcext:value-type="float">
            <text:p>1.13 MBps</text:p>
          </table:table-cell>
          <table:table-cell office:value-type="float" office:value="91987968" calcext:value-type="float">
            <text:p>91.9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9133756" calcext:value-type="float">
            <text:p>399.13 MBps</text:p>
          </table:table-cell>
          <table:table-cell office:value-type="float" office:value="3061844398" calcext:value-type="float">
            <text:p>3.06 GBps</text:p>
          </table:table-cell>
          <table:table-cell office:value-type="float" office:value="188080128" calcext:value-type="float">
            <text:p>188.08 MB</text:p>
          </table:table-cell>
          <table:table-cell office:value-type="percentage" office:value="0.937598439319471" calcext:value-type="percentage">
            <text:p>93.76%</text:p>
          </table:table-cell>
          <table:table-cell office:value-type="float" office:value="3057065091" calcext:value-type="float">
            <text:p>3.06 GBps</text:p>
          </table:table-cell>
          <table:table-cell office:value-type="float" office:value="396176787" calcext:value-type="float">
            <text:p>396.18 MBps</text:p>
          </table:table-cell>
          <table:table-cell office:value-type="float" office:value="5028401152" calcext:value-type="float">
            <text:p>5.03 GB</text:p>
          </table:table-cell>
          <table:table-cell office:value-type="percentage" office:value="0.0174857129837845" calcext:value-type="percentage">
            <text:p>1.75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8971" calcext:value-type="float">
            <text:p>968.97 KBps</text:p>
          </table:table-cell>
          <table:table-cell office:value-type="float" office:value="1172565" calcext:value-type="float">
            <text:p>1.17 MBps</text:p>
          </table:table-cell>
          <table:table-cell office:value-type="float" office:value="91013120" calcext:value-type="float">
            <text:p>91.01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14745608" calcext:value-type="float">
            <text:p>414.75 MBps</text:p>
          </table:table-cell>
          <table:table-cell office:value-type="float" office:value="3182274422" calcext:value-type="float">
            <text:p>3.18 GBps</text:p>
          </table:table-cell>
          <table:table-cell office:value-type="float" office:value="184119296" calcext:value-type="float">
            <text:p>184.12 MB</text:p>
          </table:table-cell>
          <table:table-cell office:value-type="percentage" office:value="1.17189523552239" calcext:value-type="percentage">
            <text:p>117.19%</text:p>
          </table:table-cell>
          <table:table-cell office:value-type="float" office:value="3186432813" calcext:value-type="float">
            <text:p>3.19 GBps</text:p>
          </table:table-cell>
          <table:table-cell office:value-type="float" office:value="412878596" calcext:value-type="float">
            <text:p>412.88 MBps</text:p>
          </table:table-cell>
          <table:table-cell office:value-type="float" office:value="5073383424" calcext:value-type="float">
            <text:p>5.07 GB</text:p>
          </table:table-cell>
          <table:table-cell office:value-type="percentage" office:value="0.0189859298037408" calcext:value-type="percentage">
            <text:p>1.9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5277" calcext:value-type="float">
            <text:p>1.01 MBps</text:p>
          </table:table-cell>
          <table:table-cell office:value-type="float" office:value="1216337" calcext:value-type="float">
            <text:p>1.22 MBps</text:p>
          </table:table-cell>
          <table:table-cell office:value-type="float" office:value="88674304" calcext:value-type="float">
            <text:p>88.6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2287619" calcext:value-type="float">
            <text:p>432.29 MBps</text:p>
          </table:table-cell>
          <table:table-cell office:value-type="float" office:value="3317713826" calcext:value-type="float">
            <text:p>3.32 GBps</text:p>
          </table:table-cell>
          <table:table-cell office:value-type="float" office:value="185102336" calcext:value-type="float">
            <text:p>185.10 MB</text:p>
          </table:table-cell>
          <table:table-cell office:value-type="percentage" office:value="0.994308038215666" calcext:value-type="percentage">
            <text:p>99.43%</text:p>
          </table:table-cell>
          <table:table-cell office:value-type="float" office:value="3316695548" calcext:value-type="float">
            <text:p>3.32 GBps</text:p>
          </table:table-cell>
          <table:table-cell office:value-type="float" office:value="429689715" calcext:value-type="float">
            <text:p>429.69 MBps</text:p>
          </table:table-cell>
          <table:table-cell office:value-type="float" office:value="5091598336" calcext:value-type="float">
            <text:p>5.09 GB</text:p>
          </table:table-cell>
          <table:table-cell office:value-type="percentage" office:value="0.0174050259045846" calcext:value-type="percentage">
            <text:p>1.74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1549" calcext:value-type="float">
            <text:p>1.04 MBps</text:p>
          </table:table-cell>
          <table:table-cell office:value-type="float" office:value="1260910" calcext:value-type="float">
            <text:p>1.26 MBps</text:p>
          </table:table-cell>
          <table:table-cell office:value-type="float" office:value="87097344" calcext:value-type="float">
            <text:p>87.10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49863407" calcext:value-type="float">
            <text:p>449.86 MBps</text:p>
          </table:table-cell>
          <table:table-cell office:value-type="float" office:value="3453377916" calcext:value-type="float">
            <text:p>3.45 GBps</text:p>
          </table:table-cell>
          <table:table-cell office:value-type="float" office:value="183496704" calcext:value-type="float">
            <text:p>183.50 MB</text:p>
          </table:table-cell>
          <table:table-cell office:value-type="percentage" office:value="0.99118652708541" calcext:value-type="percentage">
            <text:p>99.12%</text:p>
          </table:table-cell>
          <table:table-cell office:value-type="float" office:value="3453056944" calcext:value-type="float">
            <text:p>3.45 GBps</text:p>
          </table:table-cell>
          <table:table-cell office:value-type="float" office:value="447290674" calcext:value-type="float">
            <text:p>447.29 MBps</text:p>
          </table:table-cell>
          <table:table-cell office:value-type="float" office:value="5084590080" calcext:value-type="float">
            <text:p>5.08 GB</text:p>
          </table:table-cell>
          <table:table-cell office:value-type="percentage" office:value="0.0167336755927007" calcext:value-type="percentage">
            <text:p>1.67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5875" calcext:value-type="float">
            <text:p>1.08 MBps</text:p>
          </table:table-cell>
          <table:table-cell office:value-type="float" office:value="1306284" calcext:value-type="float">
            <text:p>1.31 MBps</text:p>
          </table:table-cell>
          <table:table-cell office:value-type="float" office:value="85544960" calcext:value-type="float">
            <text:p>85.54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67811944" calcext:value-type="float">
            <text:p>467.81 MBps</text:p>
          </table:table-cell>
          <table:table-cell office:value-type="float" office:value="3592035260" calcext:value-type="float">
            <text:p>3.59 GBps</text:p>
          </table:table-cell>
          <table:table-cell office:value-type="float" office:value="178409472" calcext:value-type="float">
            <text:p>178.41 MB</text:p>
          </table:table-cell>
          <table:table-cell office:value-type="percentage" office:value="0.972662695842451" calcext:value-type="percentage">
            <text:p>97.27%</text:p>
          </table:table-cell>
          <table:table-cell office:value-type="float" office:value="3593379409" calcext:value-type="float">
            <text:p>3.59 GBps</text:p>
          </table:table-cell>
          <table:table-cell office:value-type="float" office:value="465386143" calcext:value-type="float">
            <text:p>465.39 MBps</text:p>
          </table:table-cell>
          <table:table-cell office:value-type="float" office:value="5092524032" calcext:value-type="float">
            <text:p>5.09 GB</text:p>
          </table:table-cell>
          <table:table-cell office:value-type="percentage" office:value="0.0168459487390561" calcext:value-type="percentage">
            <text:p>1.68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3893" calcext:value-type="float">
            <text:p>1.11 MBps</text:p>
          </table:table-cell>
          <table:table-cell office:value-type="float" office:value="1352207" calcext:value-type="float">
            <text:p>1.35 MBps</text:p>
          </table:table-cell>
          <table:table-cell office:value-type="float" office:value="82456576" calcext:value-type="float">
            <text:p>82.4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87007786" calcext:value-type="float">
            <text:p>487.01 MBps</text:p>
          </table:table-cell>
          <table:table-cell office:value-type="float" office:value="3740291352" calcext:value-type="float">
            <text:p>3.74 GBps</text:p>
          </table:table-cell>
          <table:table-cell office:value-type="float" office:value="179101696" calcext:value-type="float">
            <text:p>179.10 MB</text:p>
          </table:table-cell>
          <table:table-cell office:value-type="percentage" office:value="0.954300883039852" calcext:value-type="percentage">
            <text:p>95.43%</text:p>
          </table:table-cell>
          <table:table-cell office:value-type="float" office:value="3742064471" calcext:value-type="float">
            <text:p>3.74 GBps</text:p>
          </table:table-cell>
          <table:table-cell office:value-type="float" office:value="484570282" calcext:value-type="float">
            <text:p>484.57 MBps</text:p>
          </table:table-cell>
          <table:table-cell office:value-type="float" office:value="5055328256" calcext:value-type="float">
            <text:p>5.06 GB</text:p>
          </table:table-cell>
          <table:table-cell office:value-type="percentage" office:value="0.015446051469602" calcext:value-type="percentage">
            <text:p>1.54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0123" calcext:value-type="float">
            <text:p>1.15 MBps</text:p>
          </table:table-cell>
          <table:table-cell office:value-type="float" office:value="1399183" calcext:value-type="float">
            <text:p>1.40 MBps</text:p>
          </table:table-cell>
          <table:table-cell office:value-type="float" office:value="81133568" calcext:value-type="float">
            <text:p>81.13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07062449" calcext:value-type="float">
            <text:p>507.06 MBps</text:p>
          </table:table-cell>
          <table:table-cell office:value-type="float" office:value="3895216575" calcext:value-type="float">
            <text:p>3.90 GBps</text:p>
          </table:table-cell>
          <table:table-cell office:value-type="float" office:value="179589120" calcext:value-type="float">
            <text:p>179.59 MB</text:p>
          </table:table-cell>
          <table:table-cell office:value-type="percentage" office:value="1.02902916728232" calcext:value-type="percentage">
            <text:p>102.90%</text:p>
          </table:table-cell>
          <table:table-cell office:value-type="float" office:value="3895421780" calcext:value-type="float">
            <text:p>3.90 GBps</text:p>
          </table:table-cell>
          <table:table-cell office:value-type="float" office:value="504357523" calcext:value-type="float">
            <text:p>504.36 MBps</text:p>
          </table:table-cell>
          <table:table-cell office:value-type="float" office:value="5050712064" calcext:value-type="float">
            <text:p>5.05 GB</text:p>
          </table:table-cell>
          <table:table-cell office:value-type="percentage" office:value="0.0177401872476946" calcext:value-type="percentage">
            <text:p>1.77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8283" calcext:value-type="float">
            <text:p>1.19 MBps</text:p>
          </table:table-cell>
          <table:table-cell office:value-type="float" office:value="1446770" calcext:value-type="float">
            <text:p>1.45 MBps</text:p>
          </table:table-cell>
          <table:table-cell office:value-type="float" office:value="79187968" calcext:value-type="float">
            <text:p>79.19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9054201" calcext:value-type="float">
            <text:p>529.05 MBps</text:p>
          </table:table-cell>
          <table:table-cell office:value-type="float" office:value="4065185082" calcext:value-type="float">
            <text:p>4.07 GBps</text:p>
          </table:table-cell>
          <table:table-cell office:value-type="float" office:value="176906240" calcext:value-type="float">
            <text:p>176.91 MB</text:p>
          </table:table-cell>
          <table:table-cell office:value-type="percentage" office:value="0.933747882758621" calcext:value-type="percentage">
            <text:p>93.37%</text:p>
          </table:table-cell>
          <table:table-cell office:value-type="float" office:value="4065905228" calcext:value-type="float">
            <text:p>4.07 GBps</text:p>
          </table:table-cell>
          <table:table-cell office:value-type="float" office:value="526346554" calcext:value-type="float">
            <text:p>526.35 MBps</text:p>
          </table:table-cell>
          <table:table-cell office:value-type="float" office:value="5021036544" calcext:value-type="float">
            <text:p>5.02 GB</text:p>
          </table:table-cell>
          <table:table-cell office:value-type="percentage" office:value="0.0155076497032992" calcext:value-type="percentage">
            <text:p>1.55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5097" calcext:value-type="float">
            <text:p>1.23 MBps</text:p>
          </table:table-cell>
          <table:table-cell office:value-type="float" office:value="1495348" calcext:value-type="float">
            <text:p>1.50 MBps</text:p>
          </table:table-cell>
          <table:table-cell office:value-type="float" office:value="76931072" calcext:value-type="float">
            <text:p>76.93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283524" calcext:value-type="float">
            <text:p>552.28 MBps</text:p>
          </table:table-cell>
          <table:table-cell office:value-type="float" office:value="4244726518" calcext:value-type="float">
            <text:p>4.24 GBps</text:p>
          </table:table-cell>
          <table:table-cell office:value-type="float" office:value="175951872" calcext:value-type="float">
            <text:p>175.95 MB</text:p>
          </table:table-cell>
          <table:table-cell office:value-type="percentage" office:value="0.983832642797669" calcext:value-type="percentage">
            <text:p>98.38%</text:p>
          </table:table-cell>
          <table:table-cell office:value-type="float" office:value="4243018174" calcext:value-type="float">
            <text:p>4.24 GBps</text:p>
          </table:table-cell>
          <table:table-cell office:value-type="float" office:value="549192701" calcext:value-type="float">
            <text:p>549.19 MBps</text:p>
          </table:table-cell>
          <table:table-cell office:value-type="float" office:value="4990246912" calcext:value-type="float">
            <text:p>4.99 GB</text:p>
          </table:table-cell>
          <table:table-cell office:value-type="percentage" office:value="0.015983287009615" calcext:value-type="percentage">
            <text:p>1.6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3125" calcext:value-type="float">
            <text:p>1.26 MBps</text:p>
          </table:table-cell>
          <table:table-cell office:value-type="float" office:value="1544537" calcext:value-type="float">
            <text:p>1.54 MBps</text:p>
          </table:table-cell>
          <table:table-cell office:value-type="float" office:value="76369920" calcext:value-type="float">
            <text:p>76.37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74946892" calcext:value-type="float">
            <text:p>574.95 MBps</text:p>
          </table:table-cell>
          <table:table-cell office:value-type="float" office:value="4419922594" calcext:value-type="float">
            <text:p>4.42 GBps</text:p>
          </table:table-cell>
          <table:table-cell office:value-type="float" office:value="173658112" calcext:value-type="float">
            <text:p>173.66 MB</text:p>
          </table:table-cell>
          <table:table-cell office:value-type="percentage" office:value="1.1154805496358" calcext:value-type="percentage">
            <text:p>111.55%</text:p>
          </table:table-cell>
          <table:table-cell office:value-type="float" office:value="4417124193" calcext:value-type="float">
            <text:p>4.42 GBps</text:p>
          </table:table-cell>
          <table:table-cell office:value-type="float" office:value="571645722" calcext:value-type="float">
            <text:p>571.65 MBps</text:p>
          </table:table-cell>
          <table:table-cell office:value-type="float" office:value="4940058624" calcext:value-type="float">
            <text:p>4.94 GB</text:p>
          </table:table-cell>
          <table:table-cell office:value-type="percentage" office:value="0.0169272824185934" calcext:value-type="percentage">
            <text:p>1.69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2055" calcext:value-type="float">
            <text:p>1.30 MBps</text:p>
          </table:table-cell>
          <table:table-cell office:value-type="float" office:value="1594431" calcext:value-type="float">
            <text:p>1.59 MBps</text:p>
          </table:table-cell>
          <table:table-cell office:value-type="float" office:value="75264000" calcext:value-type="float">
            <text:p>75.26 MB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98189741" calcext:value-type="float">
            <text:p>598.19 MBps</text:p>
          </table:table-cell>
          <table:table-cell office:value-type="float" office:value="4599654108" calcext:value-type="float">
            <text:p>4.60 GBps</text:p>
          </table:table-cell>
          <table:table-cell office:value-type="float" office:value="173670400" calcext:value-type="float">
            <text:p>173.67 MB</text:p>
          </table:table-cell>
          <table:table-cell office:value-type="percentage" office:value="1.016138143442" calcext:value-type="percentage">
            <text:p>101.61%</text:p>
          </table:table-cell>
          <table:table-cell office:value-type="float" office:value="4604643784" calcext:value-type="float">
            <text:p>4.60 GBps</text:p>
          </table:table-cell>
          <table:table-cell office:value-type="float" office:value="595824973" calcext:value-type="float">
            <text:p>595.82 MBps</text:p>
          </table:table-cell>
          <table:table-cell office:value-type="float" office:value="4935360512" calcext:value-type="float">
            <text:p>4.94 GB</text:p>
          </table:table-cell>
          <table:table-cell office:value-type="percentage" office:value="0.014328237032263" calcext:value-type="percentage">
            <text:p>1.43%</text:p>
          </table:table-cell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0" loext:min-decimal-places="0" number:min-integer-digits="1" number:grouping="true"/>
      <number:text> B </number:text>
    </number:number-style>
    <number:number-style style:name="N114P1" style:volatile="true">
      <number:number number:decimal-places="0" loext:min-decimal-places="0" number:min-integer-digits="1" number:grouping="true" number:display-factor="1000000"/>
      <number:text> MB</number:text>
    </number:number-style>
    <number:number-style style:name="N114">
      <number:number number:decimal-places="0" loext:min-decimal-places="0" number:min-integer-digits="1" number:grouping="true" number:display-factor="1000000000"/>
      <number:text> GB</number:text>
      <style:map style:condition="value()&lt;500000" style:apply-style-name="N114P0"/>
      <style:map style:condition="value()&lt;500000000" style:apply-style-name="N114P1"/>
    </number:number-style>
    <number:number-style style:name="N115">
      <number:number number:decimal-places="11" loext:min-decimal-places="11" number:min-integer-digits="1"/>
    </number:number-style>
    <number:number-style style:name="N120P0" style:volatile="true">
      <number:number number:decimal-places="0" loext:min-decimal-places="0" number:min-integer-digits="1" number:grouping="true"/>
      <number:text> B </number:text>
    </number:number-style>
    <number:number-style style:name="N120P1" style:volatile="true">
      <number:number number:decimal-places="0" loext:min-decimal-places="0" number:min-integer-digits="1" number:grouping="true" number:display-factor="1000000"/>
      <number:text> MB</number:text>
    </number:number-style>
    <number:number-style style:name="N120">
      <number:number number:decimal-places="0" loext:min-decimal-places="0" number:min-integer-digits="1" number:grouping="true" number:display-factor="1000000000"/>
      <number:text> GB</number:text>
      <style:map style:condition="value()&lt;1000000" style:apply-style-name="N120P0"/>
      <style:map style:condition="value()&lt;1000000000" style:apply-style-name="N120P1"/>
    </number:number-style>
    <number:number-style style:name="N121P0" style:volatile="true">
      <number:number number:decimal-places="0" loext:min-decimal-places="0" number:min-integer-digits="0"/>
      <number:text> B</number:text>
    </number:number-style>
    <number:number-style style:name="N121P1" style:volatile="true">
      <number:number number:decimal-places="2" loext:min-decimal-places="2" number:min-integer-digits="1" number:display-factor="1000"/>
      <number:text> KB</number:text>
    </number:number-style>
    <number:number-style style:name="N121">
      <number:number number:decimal-places="2" loext:min-decimal-places="2" number:min-integer-digits="1" number:display-factor="1000000"/>
      <number:text> MB</number:text>
      <style:map style:condition="value()&lt;1000" style:apply-style-name="N121P0"/>
      <style:map style:condition="value()&lt;1000000" style:apply-style-name="N121P1"/>
    </number:number-style>
    <number:number-style style:name="N122P0" style:volatile="true">
      <number:number number:decimal-places="2" loext:min-decimal-places="2" number:min-integer-digits="1" number:display-factor="1000"/>
      <number:text> KB</number:text>
    </number:number-style>
    <number:number-style style:name="N122P1" style:volatile="true">
      <number:number number:decimal-places="2" loext:min-decimal-places="2" number:min-integer-digits="1" number:display-factor="1000000"/>
      <number:text> MB</number:text>
    </number:number-style>
    <number:number-style style:name="N122">
      <number:number number:decimal-places="2" loext:min-decimal-places="2" number:min-integer-digits="1" number:display-factor="1000000000"/>
      <number:text> GB</number:text>
      <style:map style:condition="value()&lt;1000000" style:apply-style-name="N122P0"/>
      <style:map style:condition="value()&lt;1000000000" style:apply-style-name="N122P1"/>
    </number:number-style>
    <number:number-style style:name="N123P0" style:volatile="true">
      <number:number number:decimal-places="2" loext:min-decimal-places="2" number:min-integer-digits="1" number:display-factor="1000"/>
      <number:text> KBps</number:text>
    </number:number-style>
    <number:number-style style:name="N123P1" style:volatile="true">
      <number:number number:decimal-places="2" loext:min-decimal-places="2" number:min-integer-digits="1" number:display-factor="1000000"/>
      <number:text> MBps</number:text>
    </number:number-style>
    <number:number-style style:name="N123">
      <number:number number:decimal-places="2" loext:min-decimal-places="2" number:min-integer-digits="1" number:display-factor="1000000000"/>
      <number:text> GBps</number:text>
      <style:map style:condition="value()&lt;1000000" style:apply-style-name="N123P0"/>
      <style:map style:condition="value()&lt;1000000000" style:apply-style-name="N123P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3:52:04.814869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15:29:35.958657143</dc:date>
    <meta:editing-duration>PT54M36S</meta:editing-duration>
    <meta:editing-cycles>3</meta:editing-cycles>
    <meta:generator>LibreOffice/5.1.3.2$Linux_X86_64 LibreOffice_project/10m0$Build-2</meta:generator>
    <meta:document-statistic meta:table-count="1" meta:cell-count="8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loext:min-decimal-places="0" number:min-integer-digits="1" number:grouping="true"/>
      <number:text> B </number:text>
    </number:number-style>
    <number:number-style style:name="N114P1" style:volatile="true">
      <number:number number:decimal-places="0" loext:min-decimal-places="0" number:min-integer-digits="1" number:grouping="true" number:display-factor="1000000"/>
      <number:text> MB</number:text>
    </number:number-style>
    <number:number-style style:name="N114">
      <number:number number:decimal-places="0" loext:min-decimal-places="0" number:min-integer-digits="1" number:grouping="true" number:display-factor="1000000000"/>
      <number:text> GB</number:text>
      <style:map style:condition="value()&lt;500000" style:apply-style-name="N114P0"/>
      <style:map style:condition="value()&lt;500000000" style:apply-style-name="N114P1"/>
    </number:number-style>
    <number:number-style style:name="N123P0" style:volatile="true">
      <number:number number:decimal-places="2" loext:min-decimal-places="2" number:min-integer-digits="1" number:display-factor="1000"/>
      <number:text> KBps</number:text>
    </number:number-style>
    <number:number-style style:name="N123P1" style:volatile="true">
      <number:number number:decimal-places="2" loext:min-decimal-places="2" number:min-integer-digits="1" number:display-factor="1000000"/>
      <number:text> MBps</number:text>
    </number:number-style>
    <number:number-style style:name="N123">
      <number:number number:decimal-places="2" loext:min-decimal-places="2" number:min-integer-digits="1" number:display-factor="1000000000"/>
      <number:text> GBps</number:text>
      <style:map style:condition="value()&lt;1000000" style:apply-style-name="N123P0"/>
      <style:map style:condition="value()&lt;1000000000" style:apply-style-name="N123P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44cm" svg:height="10.206cm" xlink:href=".." xlink:type="simple" chart:class="chart:line" chart:style-name="ch1">
        <chart:title svg:x="7.613cm" svg:y="0.34cm" chart:style-name="ch2">
          <text:p>Test 1 Net I/O</text:p>
        </chart:title>
        <chart:legend chart:legend-position="end" svg:x="14.471cm" svg:y="3.559cm" style:legend-expansion="high" chart:style-name="ch3"/>
        <chart:plot-area chart:style-name="ch4" table:cell-range-address="'test-1'.A1:'test-1'.C62 'test-1'.F1:'test-1'.G62 'test-1'.J1:'test-1'.K62" chart:data-source-has-labels="both" svg:x="1.373cm" svg:y="1.323cm" svg:width="12.736cm" svg:height="7.698cm">
          <chartooo:coordinate-region svg:x="3.661cm" svg:y="1.522cm" svg:width="10.308cm" svg:height="6.707cm"/>
          <chart:axis chart:dimension="x" chart:name="primary-x" chart:style-name="ch5" chartooo:axis-type="auto">
            <chartooo:date-scale/>
            <chart:title svg:x="7.194cm" svg:y="9.225cm" chart:style-name="ch6">
              <text:p>Net I/O</text:p>
            </chart:title>
            <chart:categories table:cell-range-address="'test-1'.A2:'test-1'.A62"/>
          </chart:axis>
          <chart:axis chart:dimension="y" chart:name="primary-y" chart:style-name="ch7">
            <chart:title svg:x="0.451cm" svg:y="6.486cm" chart:style-name="ch8">
              <text:p>Number of Stores</text:p>
            </chart:title>
            <chart:grid chart:style-name="ch9" chart:class="major"/>
          </chart:axis>
          <chart:series chart:style-name="ch10" chart:values-cell-range-address="'test-1'.B2:'test-1'.B62" chart:label-cell-address="'test-1'.B1:'test-1'.B1" chart:class="chart:line">
            <chart:data-point chart:repeated="61"/>
          </chart:series>
          <chart:series chart:style-name="ch11" chart:values-cell-range-address="'test-1'.C2:'test-1'.C62" chart:label-cell-address="'test-1'.C1:'test-1'.C1" chart:class="chart:line">
            <chart:data-point chart:repeated="61"/>
          </chart:series>
          <chart:series chart:style-name="ch12" chart:values-cell-range-address="'test-1'.F2:'test-1'.F62" chart:label-cell-address="'test-1'.F1:'test-1'.F1" chart:class="chart:line">
            <chart:data-point chart:repeated="61"/>
          </chart:series>
          <chart:series chart:style-name="ch13" chart:values-cell-range-address="'test-1'.G2:'test-1'.G62" chart:label-cell-address="'test-1'.G1:'test-1'.G1" chart:class="chart:line">
            <chart:data-point chart:repeated="61"/>
          </chart:series>
          <chart:series chart:style-name="ch14" chart:values-cell-range-address="'test-1'.J2:'test-1'.J62" chart:label-cell-address="'test-1'.J1:'test-1'.J1" chart:class="chart:line">
            <chart:data-point chart:repeated="61"/>
          </chart:series>
          <chart:series chart:style-name="ch15" chart:values-cell-range-address="'test-1'.K2:'test-1'.K62" chart:label-cell-address="'test-1'.K1:'test-1'.K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rbiter RX</text:p>
                <draw:g>
                  <svg:desc>'test-1'.B1:'test-1'.B1</svg:desc>
                </draw:g>
              </table:table-cell>
              <table:table-cell office:value-type="string">
                <text:p> Arbiter TX</text:p>
                <draw:g>
                  <svg:desc>'test-1'.C1:'test-1'.C1</svg:desc>
                </draw:g>
              </table:table-cell>
              <table:table-cell office:value-type="string">
                <text:p> Driver RX</text:p>
                <draw:g>
                  <svg:desc>'test-1'.F1:'test-1'.F1</svg:desc>
                </draw:g>
              </table:table-cell>
              <table:table-cell office:value-type="string">
                <text:p> Driver TX</text:p>
                <draw:g>
                  <svg:desc>'test-1'.G1:'test-1'.G1</svg:desc>
                </draw:g>
              </table:table-cell>
              <table:table-cell office:value-type="string">
                <text:p> Store Sum RX</text:p>
                <draw:g>
                  <svg:desc>'test-1'.J1:'test-1'.J1</svg:desc>
                </draw:g>
              </table:table-cell>
              <table:table-cell office:value-type="string">
                <text:p> Store Sum TX</text:p>
                <draw:g>
                  <svg:desc>'test-1'.K1:'test-1'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-1'.A2:'test-1'.A62</svg:desc>
                </draw:g>
              </table:table-cell>
              <table:table-cell office:value-type="float" office:value="8326">
                <text:p>8326</text:p>
                <draw:g>
                  <svg:desc>'test-1'.B2:'test-1'.B62</svg:desc>
                </draw:g>
              </table:table-cell>
              <table:table-cell office:value-type="float" office:value="4758">
                <text:p>4758</text:p>
                <draw:g>
                  <svg:desc>'test-1'.C2:'test-1'.C62</svg:desc>
                </draw:g>
              </table:table-cell>
              <table:table-cell office:value-type="float" office:value="1285053">
                <text:p>1285053</text:p>
                <draw:g>
                  <svg:desc>'test-1'.F2:'test-1'.F62</svg:desc>
                </draw:g>
              </table:table-cell>
              <table:table-cell office:value-type="float" office:value="9647232">
                <text:p>9647232</text:p>
                <draw:g>
                  <svg:desc>'test-1'.G2:'test-1'.G62</svg:desc>
                </draw:g>
              </table:table-cell>
              <table:table-cell office:value-type="float" office:value="9611402">
                <text:p>9611402</text:p>
                <draw:g>
                  <svg:desc>'test-1'.J2:'test-1'.J62</svg:desc>
                </draw:g>
              </table:table-cell>
              <table:table-cell office:value-type="float" office:value="1250729">
                <text:p>1250729</text:p>
                <draw:g>
                  <svg:desc>'test-1'.K2:'test-1'.K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037">
                <text:p>13037</text:p>
              </table:table-cell>
              <table:table-cell office:value-type="float" office:value="7652">
                <text:p>7652</text:p>
              </table:table-cell>
              <table:table-cell office:value-type="float" office:value="5418841">
                <text:p>5418841</text:p>
              </table:table-cell>
              <table:table-cell office:value-type="float" office:value="41241442">
                <text:p>41241442</text:p>
              </table:table-cell>
              <table:table-cell office:value-type="float" office:value="41176297">
                <text:p>41176297</text:p>
              </table:table-cell>
              <table:table-cell office:value-type="float" office:value="5352678">
                <text:p>53526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59">
                <text:p>18259</text:p>
              </table:table-cell>
              <table:table-cell office:value-type="float" office:value="11303">
                <text:p>11303</text:p>
              </table:table-cell>
              <table:table-cell office:value-type="float" office:value="10421468">
                <text:p>10421468</text:p>
              </table:table-cell>
              <table:table-cell office:value-type="float" office:value="79502952">
                <text:p>79502952</text:p>
              </table:table-cell>
              <table:table-cell office:value-type="float" office:value="79396981">
                <text:p>79396981</text:p>
              </table:table-cell>
              <table:table-cell office:value-type="float" office:value="10319357">
                <text:p>103193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90">
                <text:p>24090</text:p>
              </table:table-cell>
              <table:table-cell office:value-type="float" office:value="15795">
                <text:p>15795</text:p>
              </table:table-cell>
              <table:table-cell office:value-type="float" office:value="15696372">
                <text:p>15696372</text:p>
              </table:table-cell>
              <table:table-cell office:value-type="float" office:value="119888365">
                <text:p>119888365</text:p>
              </table:table-cell>
              <table:table-cell office:value-type="float" office:value="119690944">
                <text:p>119690944</text:p>
              </table:table-cell>
              <table:table-cell office:value-type="float" office:value="15551822">
                <text:p>15551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422">
                <text:p>30422</text:p>
              </table:table-cell>
              <table:table-cell office:value-type="float" office:value="21044">
                <text:p>21044</text:p>
              </table:table-cell>
              <table:table-cell office:value-type="float" office:value="21250929">
                <text:p>21250929</text:p>
              </table:table-cell>
              <table:table-cell office:value-type="float" office:value="162440539">
                <text:p>162440539</text:p>
              </table:table-cell>
              <table:table-cell office:value-type="float" office:value="162357376">
                <text:p>162357376</text:p>
              </table:table-cell>
              <table:table-cell office:value-type="float" office:value="21092019">
                <text:p>210920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345">
                <text:p>37345</text:p>
              </table:table-cell>
              <table:table-cell office:value-type="float" office:value="27134">
                <text:p>27134</text:p>
              </table:table-cell>
              <table:table-cell office:value-type="float" office:value="27085069">
                <text:p>27085069</text:p>
              </table:table-cell>
              <table:table-cell office:value-type="float" office:value="207097488">
                <text:p>207097488</text:p>
              </table:table-cell>
              <table:table-cell office:value-type="float" office:value="206850699">
                <text:p>206850699</text:p>
              </table:table-cell>
              <table:table-cell office:value-type="float" office:value="26871862">
                <text:p>268718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781">
                <text:p>44781</text:p>
              </table:table-cell>
              <table:table-cell office:value-type="float" office:value="33981">
                <text:p>33981</text:p>
              </table:table-cell>
              <table:table-cell office:value-type="float" office:value="32817244">
                <text:p>32817244</text:p>
              </table:table-cell>
              <table:table-cell office:value-type="float" office:value="251026207">
                <text:p>251026207</text:p>
              </table:table-cell>
              <table:table-cell office:value-type="float" office:value="250948215">
                <text:p>250948215</text:p>
              </table:table-cell>
              <table:table-cell office:value-type="float" office:value="32593737">
                <text:p>325937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774">
                <text:p>52774</text:p>
              </table:table-cell>
              <table:table-cell office:value-type="float" office:value="41627">
                <text:p>41627</text:p>
              </table:table-cell>
              <table:table-cell office:value-type="float" office:value="38426184">
                <text:p>38426184</text:p>
              </table:table-cell>
              <table:table-cell office:value-type="float" office:value="293926019">
                <text:p>293926019</text:p>
              </table:table-cell>
              <table:table-cell office:value-type="float" office:value="293838614">
                <text:p>293838614</text:p>
              </table:table-cell>
              <table:table-cell office:value-type="float" office:value="38168544">
                <text:p>38168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386">
                <text:p>61386</text:p>
              </table:table-cell>
              <table:table-cell office:value-type="float" office:value="50114">
                <text:p>50114</text:p>
              </table:table-cell>
              <table:table-cell office:value-type="float" office:value="44136773">
                <text:p>44136773</text:p>
              </table:table-cell>
              <table:table-cell office:value-type="float" office:value="337640041">
                <text:p>337640041</text:p>
              </table:table-cell>
              <table:table-cell office:value-type="float" office:value="337561601">
                <text:p>337561601</text:p>
              </table:table-cell>
              <table:table-cell office:value-type="float" office:value="43846653">
                <text:p>43846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551">
                <text:p>70551</text:p>
              </table:table-cell>
              <table:table-cell office:value-type="float" office:value="59400">
                <text:p>59400</text:p>
              </table:table-cell>
              <table:table-cell office:value-type="float" office:value="50012043">
                <text:p>50012043</text:p>
              </table:table-cell>
              <table:table-cell office:value-type="float" office:value="382623622">
                <text:p>382623622</text:p>
              </table:table-cell>
              <table:table-cell office:value-type="float" office:value="382199972">
                <text:p>382199972</text:p>
              </table:table-cell>
              <table:table-cell office:value-type="float" office:value="49642374">
                <text:p>496423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267">
                <text:p>80267</text:p>
              </table:table-cell>
              <table:table-cell office:value-type="float" office:value="69488">
                <text:p>69488</text:p>
              </table:table-cell>
              <table:table-cell office:value-type="float" office:value="56183800">
                <text:p>56183800</text:p>
              </table:table-cell>
              <table:table-cell office:value-type="float" office:value="429936623">
                <text:p>429936623</text:p>
              </table:table-cell>
              <table:table-cell office:value-type="float" office:value="427306804">
                <text:p>427306804</text:p>
              </table:table-cell>
              <table:table-cell office:value-type="float" office:value="55493759">
                <text:p>55493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0509">
                <text:p>90509</text:p>
              </table:table-cell>
              <table:table-cell office:value-type="float" office:value="80335">
                <text:p>80335</text:p>
              </table:table-cell>
              <table:table-cell office:value-type="float" office:value="62108996">
                <text:p>62108996</text:p>
              </table:table-cell>
              <table:table-cell office:value-type="float" office:value="475316814">
                <text:p>475316814</text:p>
              </table:table-cell>
              <table:table-cell office:value-type="float" office:value="475088855">
                <text:p>475088855</text:p>
              </table:table-cell>
              <table:table-cell office:value-type="float" office:value="61693160">
                <text:p>616931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1309">
                <text:p>101309</text:p>
              </table:table-cell>
              <table:table-cell office:value-type="float" office:value="91983">
                <text:p>91983</text:p>
              </table:table-cell>
              <table:table-cell office:value-type="float" office:value="68221975">
                <text:p>68221975</text:p>
              </table:table-cell>
              <table:table-cell office:value-type="float" office:value="522153597">
                <text:p>522153597</text:p>
              </table:table-cell>
              <table:table-cell office:value-type="float" office:value="522108493">
                <text:p>522108493</text:p>
              </table:table-cell>
              <table:table-cell office:value-type="float" office:value="67793805">
                <text:p>677938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2691">
                <text:p>112691</text:p>
              </table:table-cell>
              <table:table-cell office:value-type="float" office:value="104474">
                <text:p>104474</text:p>
              </table:table-cell>
              <table:table-cell office:value-type="float" office:value="74048859">
                <text:p>74048859</text:p>
              </table:table-cell>
              <table:table-cell office:value-type="float" office:value="566766648">
                <text:p>566766648</text:p>
              </table:table-cell>
              <table:table-cell office:value-type="float" office:value="566340018">
                <text:p>566340018</text:p>
              </table:table-cell>
              <table:table-cell office:value-type="float" office:value="73533584">
                <text:p>735335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4649">
                <text:p>124649</text:p>
              </table:table-cell>
              <table:table-cell office:value-type="float" office:value="117766">
                <text:p>117766</text:p>
              </table:table-cell>
              <table:table-cell office:value-type="float" office:value="79725552">
                <text:p>79725552</text:p>
              </table:table-cell>
              <table:table-cell office:value-type="float" office:value="610205752">
                <text:p>610205752</text:p>
              </table:table-cell>
              <table:table-cell office:value-type="float" office:value="610222485">
                <text:p>610222485</text:p>
              </table:table-cell>
              <table:table-cell office:value-type="float" office:value="79229615">
                <text:p>792296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161">
                <text:p>137161</text:p>
              </table:table-cell>
              <table:table-cell office:value-type="float" office:value="131859">
                <text:p>131859</text:p>
              </table:table-cell>
              <table:table-cell office:value-type="float" office:value="85816830">
                <text:p>85816830</text:p>
              </table:table-cell>
              <table:table-cell office:value-type="float" office:value="656881409">
                <text:p>656881409</text:p>
              </table:table-cell>
              <table:table-cell office:value-type="float" office:value="656945536">
                <text:p>656945536</text:p>
              </table:table-cell>
              <table:table-cell office:value-type="float" office:value="85291800">
                <text:p>852918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0227">
                <text:p>150227</text:p>
              </table:table-cell>
              <table:table-cell office:value-type="float" office:value="146753">
                <text:p>146753</text:p>
              </table:table-cell>
              <table:table-cell office:value-type="float" office:value="91539905">
                <text:p>91539905</text:p>
              </table:table-cell>
              <table:table-cell office:value-type="float" office:value="700683154">
                <text:p>700683154</text:p>
              </table:table-cell>
              <table:table-cell office:value-type="float" office:value="700735851">
                <text:p>700735851</text:p>
              </table:table-cell>
              <table:table-cell office:value-type="float" office:value="90971293">
                <text:p>909712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3823">
                <text:p>163823</text:p>
              </table:table-cell>
              <table:table-cell office:value-type="float" office:value="162406">
                <text:p>162406</text:p>
              </table:table-cell>
              <table:table-cell office:value-type="float" office:value="97163823">
                <text:p>97163823</text:p>
              </table:table-cell>
              <table:table-cell office:value-type="float" office:value="743680388">
                <text:p>743680388</text:p>
              </table:table-cell>
              <table:table-cell office:value-type="float" office:value="743572129">
                <text:p>743572129</text:p>
              </table:table-cell>
              <table:table-cell office:value-type="float" office:value="96533622">
                <text:p>965336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8005">
                <text:p>178005</text:p>
              </table:table-cell>
              <table:table-cell office:value-type="float" office:value="178902">
                <text:p>178902</text:p>
              </table:table-cell>
              <table:table-cell office:value-type="float" office:value="102731140">
                <text:p>102731140</text:p>
              </table:table-cell>
              <table:table-cell office:value-type="float" office:value="786260703">
                <text:p>786260703</text:p>
              </table:table-cell>
              <table:table-cell office:value-type="float" office:value="788066211">
                <text:p>788066211</text:p>
              </table:table-cell>
              <table:table-cell office:value-type="float" office:value="102308913">
                <text:p>1023089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701">
                <text:p>192701</text:p>
              </table:table-cell>
              <table:table-cell office:value-type="float" office:value="196157">
                <text:p>196157</text:p>
              </table:table-cell>
              <table:table-cell office:value-type="float" office:value="108805612">
                <text:p>108805612</text:p>
              </table:table-cell>
              <table:table-cell office:value-type="float" office:value="832751437">
                <text:p>832751437</text:p>
              </table:table-cell>
              <table:table-cell office:value-type="float" office:value="832760003">
                <text:p>832760003</text:p>
              </table:table-cell>
              <table:table-cell office:value-type="float" office:value="108108590">
                <text:p>10810859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8073">
                <text:p>208073</text:p>
              </table:table-cell>
              <table:table-cell office:value-type="float" office:value="214189">
                <text:p>214189</text:p>
              </table:table-cell>
              <table:table-cell office:value-type="float" office:value="114649085">
                <text:p>114649085</text:p>
              </table:table-cell>
              <table:table-cell office:value-type="float" office:value="877500629">
                <text:p>877500629</text:p>
              </table:table-cell>
              <table:table-cell office:value-type="float" office:value="876916594">
                <text:p>876916594</text:p>
              </table:table-cell>
              <table:table-cell office:value-type="float" office:value="113832263">
                <text:p>11383226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3927">
                <text:p>223927</text:p>
              </table:table-cell>
              <table:table-cell office:value-type="float" office:value="233088">
                <text:p>233088</text:p>
              </table:table-cell>
              <table:table-cell office:value-type="float" office:value="120311631">
                <text:p>120311631</text:p>
              </table:table-cell>
              <table:table-cell office:value-type="float" office:value="920820797">
                <text:p>920820797</text:p>
              </table:table-cell>
              <table:table-cell office:value-type="float" office:value="919805593">
                <text:p>919805593</text:p>
              </table:table-cell>
              <table:table-cell office:value-type="float" office:value="119396146">
                <text:p>1193961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0305">
                <text:p>240305</text:p>
              </table:table-cell>
              <table:table-cell office:value-type="float" office:value="252746">
                <text:p>252746</text:p>
              </table:table-cell>
              <table:table-cell office:value-type="float" office:value="126026198">
                <text:p>126026198</text:p>
              </table:table-cell>
              <table:table-cell office:value-type="float" office:value="964527434">
                <text:p>964527434</text:p>
              </table:table-cell>
              <table:table-cell office:value-type="float" office:value="964875825">
                <text:p>964875825</text:p>
              </table:table-cell>
              <table:table-cell office:value-type="float" office:value="125243993">
                <text:p>1252439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7247">
                <text:p>257247</text:p>
              </table:table-cell>
              <table:table-cell office:value-type="float" office:value="273205">
                <text:p>273205</text:p>
              </table:table-cell>
              <table:table-cell office:value-type="float" office:value="131743374">
                <text:p>131743374</text:p>
              </table:table-cell>
              <table:table-cell office:value-type="float" office:value="1008287432">
                <text:p>1008287432</text:p>
              </table:table-cell>
              <table:table-cell office:value-type="float" office:value="1008075242">
                <text:p>1008075242</text:p>
              </table:table-cell>
              <table:table-cell office:value-type="float" office:value="130843182">
                <text:p>1308431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4731">
                <text:p>274731</text:p>
              </table:table-cell>
              <table:table-cell office:value-type="float" office:value="294465">
                <text:p>294465</text:p>
              </table:table-cell>
              <table:table-cell office:value-type="float" office:value="137462495">
                <text:p>137462495</text:p>
              </table:table-cell>
              <table:table-cell office:value-type="float" office:value="1052041173">
                <text:p>1052041173</text:p>
              </table:table-cell>
              <table:table-cell office:value-type="float" office:value="1052549473">
                <text:p>1052549473</text:p>
              </table:table-cell>
              <table:table-cell office:value-type="float" office:value="136612277">
                <text:p>1366122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2841">
                <text:p>292841</text:p>
              </table:table-cell>
              <table:table-cell office:value-type="float" office:value="316568">
                <text:p>316568</text:p>
              </table:table-cell>
              <table:table-cell office:value-type="float" office:value="143124823">
                <text:p>143124823</text:p>
              </table:table-cell>
              <table:table-cell office:value-type="float" office:value="1095338950">
                <text:p>1095338950</text:p>
              </table:table-cell>
              <table:table-cell office:value-type="float" office:value="1095904369">
                <text:p>1095904369</text:p>
              </table:table-cell>
              <table:table-cell office:value-type="float" office:value="142235576">
                <text:p>1422355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11497">
                <text:p>311497</text:p>
              </table:table-cell>
              <table:table-cell office:value-type="float" office:value="339472">
                <text:p>339472</text:p>
              </table:table-cell>
              <table:table-cell office:value-type="float" office:value="148949516">
                <text:p>148949516</text:p>
              </table:table-cell>
              <table:table-cell office:value-type="float" office:value="1139870413">
                <text:p>1139870413</text:p>
              </table:table-cell>
              <table:table-cell office:value-type="float" office:value="1139417677">
                <text:p>1139417677</text:p>
              </table:table-cell>
              <table:table-cell office:value-type="float" office:value="147881267">
                <text:p>1478812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0669">
                <text:p>330669</text:p>
              </table:table-cell>
              <table:table-cell office:value-type="float" office:value="363135">
                <text:p>363135</text:p>
              </table:table-cell>
              <table:table-cell office:value-type="float" office:value="154389530">
                <text:p>154389530</text:p>
              </table:table-cell>
              <table:table-cell office:value-type="float" office:value="1181488946">
                <text:p>1181488946</text:p>
              </table:table-cell>
              <table:table-cell office:value-type="float" office:value="1183458704">
                <text:p>1183458704</text:p>
              </table:table-cell>
              <table:table-cell office:value-type="float" office:value="153590028">
                <text:p>1535900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50469">
                <text:p>350469</text:p>
              </table:table-cell>
              <table:table-cell office:value-type="float" office:value="387599">
                <text:p>387599</text:p>
              </table:table-cell>
              <table:table-cell office:value-type="float" office:value="160536787">
                <text:p>160536787</text:p>
              </table:table-cell>
              <table:table-cell office:value-type="float" office:value="1228514929">
                <text:p>1228514929</text:p>
              </table:table-cell>
              <table:table-cell office:value-type="float" office:value="1227888250">
                <text:p>1227888250</text:p>
              </table:table-cell>
              <table:table-cell office:value-type="float" office:value="159351107">
                <text:p>159351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1295">
                <text:p>371295</text:p>
              </table:table-cell>
              <table:table-cell office:value-type="float" office:value="412864">
                <text:p>412864</text:p>
              </table:table-cell>
              <table:table-cell office:value-type="float" office:value="166603279">
                <text:p>166603279</text:p>
              </table:table-cell>
              <table:table-cell office:value-type="float" office:value="1274950692">
                <text:p>1274950692</text:p>
              </table:table-cell>
              <table:table-cell office:value-type="float" office:value="1273445206">
                <text:p>1273445206</text:p>
              </table:table-cell>
              <table:table-cell office:value-type="float" office:value="165253964">
                <text:p>1652539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2115">
                <text:p>392115</text:p>
              </table:table-cell>
              <table:table-cell office:value-type="float" office:value="438972">
                <text:p>438972</text:p>
              </table:table-cell>
              <table:table-cell office:value-type="float" office:value="172648720">
                <text:p>172648720</text:p>
              </table:table-cell>
              <table:table-cell office:value-type="float" office:value="1321195632">
                <text:p>1321195632</text:p>
              </table:table-cell>
              <table:table-cell office:value-type="float" office:value="1321447915">
                <text:p>1321447915</text:p>
              </table:table-cell>
              <table:table-cell office:value-type="float" office:value="171477641">
                <text:p>1714776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4223">
                <text:p>414223</text:p>
              </table:table-cell>
              <table:table-cell office:value-type="float" office:value="465881">
                <text:p>465881</text:p>
              </table:table-cell>
              <table:table-cell office:value-type="float" office:value="179100810">
                <text:p>179100810</text:p>
              </table:table-cell>
              <table:table-cell office:value-type="float" office:value="1370575444">
                <text:p>1370575444</text:p>
              </table:table-cell>
              <table:table-cell office:value-type="float" office:value="1372831375">
                <text:p>1372831375</text:p>
              </table:table-cell>
              <table:table-cell office:value-type="float" office:value="178141994">
                <text:p>1781419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36331">
                <text:p>436331</text:p>
              </table:table-cell>
              <table:table-cell office:value-type="float" office:value="493549">
                <text:p>493549</text:p>
              </table:table-cell>
              <table:table-cell office:value-type="float" office:value="186520213">
                <text:p>186520213</text:p>
              </table:table-cell>
              <table:table-cell office:value-type="float" office:value="1427410745">
                <text:p>1427410745</text:p>
              </table:table-cell>
              <table:table-cell office:value-type="float" office:value="1429625151">
                <text:p>1429625151</text:p>
              </table:table-cell>
              <table:table-cell office:value-type="float" office:value="185503097">
                <text:p>1855030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58931">
                <text:p>458931</text:p>
              </table:table-cell>
              <table:table-cell office:value-type="float" office:value="522018">
                <text:p>522018</text:p>
              </table:table-cell>
              <table:table-cell office:value-type="float" office:value="194340763">
                <text:p>194340763</text:p>
              </table:table-cell>
              <table:table-cell office:value-type="float" office:value="1487380777">
                <text:p>1487380777</text:p>
              </table:table-cell>
              <table:table-cell office:value-type="float" office:value="1486685369">
                <text:p>1486685369</text:p>
              </table:table-cell>
              <table:table-cell office:value-type="float" office:value="192900314">
                <text:p>1929003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82037">
                <text:p>482037</text:p>
              </table:table-cell>
              <table:table-cell office:value-type="float" office:value="551330">
                <text:p>551330</text:p>
              </table:table-cell>
              <table:table-cell office:value-type="float" office:value="202274986">
                <text:p>202274986</text:p>
              </table:table-cell>
              <table:table-cell office:value-type="float" office:value="1548182495">
                <text:p>1548182495</text:p>
              </table:table-cell>
              <table:table-cell office:value-type="float" office:value="1550024439">
                <text:p>1550024439</text:p>
              </table:table-cell>
              <table:table-cell office:value-type="float" office:value="201106283">
                <text:p>2011062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5657">
                <text:p>505657</text:p>
              </table:table-cell>
              <table:table-cell office:value-type="float" office:value="581401">
                <text:p>581401</text:p>
              </table:table-cell>
              <table:table-cell office:value-type="float" office:value="210666364">
                <text:p>210666364</text:p>
              </table:table-cell>
              <table:table-cell office:value-type="float" office:value="1612559703">
                <text:p>1612559703</text:p>
              </table:table-cell>
              <table:table-cell office:value-type="float" office:value="1617265431">
                <text:p>1617265431</text:p>
              </table:table-cell>
              <table:table-cell office:value-type="float" office:value="209817266">
                <text:p>2098172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29851">
                <text:p>529851</text:p>
              </table:table-cell>
              <table:table-cell office:value-type="float" office:value="612273">
                <text:p>612273</text:p>
              </table:table-cell>
              <table:table-cell office:value-type="float" office:value="220660233">
                <text:p>220660233</text:p>
              </table:table-cell>
              <table:table-cell office:value-type="float" office:value="1689239807">
                <text:p>1689239807</text:p>
              </table:table-cell>
              <table:table-cell office:value-type="float" office:value="1686262717">
                <text:p>1686262717</text:p>
              </table:table-cell>
              <table:table-cell office:value-type="float" office:value="218759205">
                <text:p>2187592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55825">
                <text:p>555825</text:p>
              </table:table-cell>
              <table:table-cell office:value-type="float" office:value="643988">
                <text:p>643988</text:p>
              </table:table-cell>
              <table:table-cell office:value-type="float" office:value="228999869">
                <text:p>228999869</text:p>
              </table:table-cell>
              <table:table-cell office:value-type="float" office:value="1753169436">
                <text:p>1753169436</text:p>
              </table:table-cell>
              <table:table-cell office:value-type="float" office:value="1756929924">
                <text:p>1756929924</text:p>
              </table:table-cell>
              <table:table-cell office:value-type="float" office:value="227917584">
                <text:p>2279175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82053">
                <text:p>582053</text:p>
              </table:table-cell>
              <table:table-cell office:value-type="float" office:value="676462">
                <text:p>676462</text:p>
              </table:table-cell>
              <table:table-cell office:value-type="float" office:value="239451036">
                <text:p>239451036</text:p>
              </table:table-cell>
              <table:table-cell office:value-type="float" office:value="1833414658">
                <text:p>1833414658</text:p>
              </table:table-cell>
              <table:table-cell office:value-type="float" office:value="1835740872">
                <text:p>1835740872</text:p>
              </table:table-cell>
              <table:table-cell office:value-type="float" office:value="238129167">
                <text:p>2381291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7995">
                <text:p>607995</text:p>
              </table:table-cell>
              <table:table-cell office:value-type="float" office:value="709821">
                <text:p>709821</text:p>
              </table:table-cell>
              <table:table-cell office:value-type="float" office:value="250551594">
                <text:p>250551594</text:p>
              </table:table-cell>
              <table:table-cell office:value-type="float" office:value="1918612240">
                <text:p>1918612240</text:p>
              </table:table-cell>
              <table:table-cell office:value-type="float" office:value="1917943406">
                <text:p>1917943406</text:p>
              </table:table-cell>
              <table:table-cell office:value-type="float" office:value="248783888">
                <text:p>2487838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34415">
                <text:p>634415</text:p>
              </table:table-cell>
              <table:table-cell office:value-type="float" office:value="743897">
                <text:p>743897</text:p>
              </table:table-cell>
              <table:table-cell office:value-type="float" office:value="261174897">
                <text:p>261174897</text:p>
              </table:table-cell>
              <table:table-cell office:value-type="float" office:value="2000170825">
                <text:p>2000170825</text:p>
              </table:table-cell>
              <table:table-cell office:value-type="float" office:value="2004282481">
                <text:p>2004282481</text:p>
              </table:table-cell>
              <table:table-cell office:value-type="float" office:value="259971843">
                <text:p>2599718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62237">
                <text:p>662237</text:p>
              </table:table-cell>
              <table:table-cell office:value-type="float" office:value="778816">
                <text:p>778816</text:p>
              </table:table-cell>
              <table:table-cell office:value-type="float" office:value="273963487">
                <text:p>273963487</text:p>
              </table:table-cell>
              <table:table-cell office:value-type="float" office:value="2098417380">
                <text:p>2098417380</text:p>
              </table:table-cell>
              <table:table-cell office:value-type="float" office:value="2095545595">
                <text:p>2095545595</text:p>
              </table:table-cell>
              <table:table-cell office:value-type="float" office:value="271800378">
                <text:p>2718003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89863">
                <text:p>689863</text:p>
              </table:table-cell>
              <table:table-cell office:value-type="float" office:value="814578">
                <text:p>814578</text:p>
              </table:table-cell>
              <table:table-cell office:value-type="float" office:value="286223414">
                <text:p>286223414</text:p>
              </table:table-cell>
              <table:table-cell office:value-type="float" office:value="2192560850">
                <text:p>2192560850</text:p>
              </table:table-cell>
              <table:table-cell office:value-type="float" office:value="2191886028">
                <text:p>2191886028</text:p>
              </table:table-cell>
              <table:table-cell office:value-type="float" office:value="284285491">
                <text:p>2842854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8047">
                <text:p>718047</text:p>
              </table:table-cell>
              <table:table-cell office:value-type="float" office:value="851141">
                <text:p>851141</text:p>
              </table:table-cell>
              <table:table-cell office:value-type="float" office:value="297778018">
                <text:p>297778018</text:p>
              </table:table-cell>
              <table:table-cell office:value-type="float" office:value="2281281448">
                <text:p>2281281448</text:p>
              </table:table-cell>
              <table:table-cell office:value-type="float" office:value="2289086371">
                <text:p>2289086371</text:p>
              </table:table-cell>
              <table:table-cell office:value-type="float" office:value="296879712">
                <text:p>2968797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48829">
                <text:p>748829</text:p>
              </table:table-cell>
              <table:table-cell office:value-type="float" office:value="888571">
                <text:p>888571</text:p>
              </table:table-cell>
              <table:table-cell office:value-type="float" office:value="310872103">
                <text:p>310872103</text:p>
              </table:table-cell>
              <table:table-cell office:value-type="float" office:value="2381971645">
                <text:p>2381971645</text:p>
              </table:table-cell>
              <table:table-cell office:value-type="float" office:value="2389894738">
                <text:p>2389894738</text:p>
              </table:table-cell>
              <table:table-cell office:value-type="float" office:value="309932635">
                <text:p>3099326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78175">
                <text:p>778175</text:p>
              </table:table-cell>
              <table:table-cell office:value-type="float" office:value="926778">
                <text:p>926778</text:p>
              </table:table-cell>
              <table:table-cell office:value-type="float" office:value="324624523">
                <text:p>324624523</text:p>
              </table:table-cell>
              <table:table-cell office:value-type="float" office:value="2487754175">
                <text:p>2487754175</text:p>
              </table:table-cell>
              <table:table-cell office:value-type="float" office:value="2492667236">
                <text:p>2492667236</text:p>
              </table:table-cell>
              <table:table-cell office:value-type="float" office:value="323233486">
                <text:p>3232334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8033">
                <text:p>808033</text:p>
              </table:table-cell>
              <table:table-cell office:value-type="float" office:value="965744">
                <text:p>965744</text:p>
              </table:table-cell>
              <table:table-cell office:value-type="float" office:value="338156658">
                <text:p>338156658</text:p>
              </table:table-cell>
              <table:table-cell office:value-type="float" office:value="2591924405">
                <text:p>2591924405</text:p>
              </table:table-cell>
              <table:table-cell office:value-type="float" office:value="2594897776">
                <text:p>2594897776</text:p>
              </table:table-cell>
              <table:table-cell office:value-type="float" office:value="336455241">
                <text:p>336455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39699">
                <text:p>839699</text:p>
              </table:table-cell>
              <table:table-cell office:value-type="float" office:value="1005487">
                <text:p>1005487</text:p>
              </table:table-cell>
              <table:table-cell office:value-type="float" office:value="353088970">
                <text:p>353088970</text:p>
              </table:table-cell>
              <table:table-cell office:value-type="float" office:value="2706969158">
                <text:p>2706969158</text:p>
              </table:table-cell>
              <table:table-cell office:value-type="float" office:value="2699780130">
                <text:p>2699780130</text:p>
              </table:table-cell>
              <table:table-cell office:value-type="float" office:value="350008898">
                <text:p>3500088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70703">
                <text:p>870703</text:p>
              </table:table-cell>
              <table:table-cell office:value-type="float" office:value="1046097">
                <text:p>1046097</text:p>
              </table:table-cell>
              <table:table-cell office:value-type="float" office:value="367095215">
                <text:p>367095215</text:p>
              </table:table-cell>
              <table:table-cell office:value-type="float" office:value="2814940921">
                <text:p>2814940921</text:p>
              </table:table-cell>
              <table:table-cell office:value-type="float" office:value="2813351054">
                <text:p>2813351054</text:p>
              </table:table-cell>
              <table:table-cell office:value-type="float" office:value="364681039">
                <text:p>364681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3509">
                <text:p>903509</text:p>
              </table:table-cell>
              <table:table-cell office:value-type="float" office:value="1087424">
                <text:p>1087424</text:p>
              </table:table-cell>
              <table:table-cell office:value-type="float" office:value="382822029">
                <text:p>382822029</text:p>
              </table:table-cell>
              <table:table-cell office:value-type="float" office:value="2936109714">
                <text:p>2936109714</text:p>
              </table:table-cell>
              <table:table-cell office:value-type="float" office:value="2934930006">
                <text:p>2934930006</text:p>
              </table:table-cell>
              <table:table-cell office:value-type="float" office:value="380397184">
                <text:p>3803971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36325">
                <text:p>936325</text:p>
              </table:table-cell>
              <table:table-cell office:value-type="float" office:value="1129594">
                <text:p>1129594</text:p>
              </table:table-cell>
              <table:table-cell office:value-type="float" office:value="399133756">
                <text:p>399133756</text:p>
              </table:table-cell>
              <table:table-cell office:value-type="float" office:value="3061844398">
                <text:p>3061844398</text:p>
              </table:table-cell>
              <table:table-cell office:value-type="float" office:value="3057065091">
                <text:p>3057065091</text:p>
              </table:table-cell>
              <table:table-cell office:value-type="float" office:value="396176787">
                <text:p>3961767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68971">
                <text:p>968971</text:p>
              </table:table-cell>
              <table:table-cell office:value-type="float" office:value="1172565">
                <text:p>1172565</text:p>
              </table:table-cell>
              <table:table-cell office:value-type="float" office:value="414745608">
                <text:p>414745608</text:p>
              </table:table-cell>
              <table:table-cell office:value-type="float" office:value="3182274422">
                <text:p>3182274422</text:p>
              </table:table-cell>
              <table:table-cell office:value-type="float" office:value="3186432813">
                <text:p>3186432813</text:p>
              </table:table-cell>
              <table:table-cell office:value-type="float" office:value="412878596">
                <text:p>4128785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05277">
                <text:p>1005277</text:p>
              </table:table-cell>
              <table:table-cell office:value-type="float" office:value="1216337">
                <text:p>1216337</text:p>
              </table:table-cell>
              <table:table-cell office:value-type="float" office:value="432287619">
                <text:p>432287619</text:p>
              </table:table-cell>
              <table:table-cell office:value-type="float" office:value="3317713826">
                <text:p>3317713826</text:p>
              </table:table-cell>
              <table:table-cell office:value-type="float" office:value="3316695548">
                <text:p>3316695548</text:p>
              </table:table-cell>
              <table:table-cell office:value-type="float" office:value="429689715">
                <text:p>4296897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41549">
                <text:p>1041549</text:p>
              </table:table-cell>
              <table:table-cell office:value-type="float" office:value="1260910">
                <text:p>1260910</text:p>
              </table:table-cell>
              <table:table-cell office:value-type="float" office:value="449863407">
                <text:p>449863407</text:p>
              </table:table-cell>
              <table:table-cell office:value-type="float" office:value="3453377916">
                <text:p>3453377916</text:p>
              </table:table-cell>
              <table:table-cell office:value-type="float" office:value="3453056944">
                <text:p>3453056944</text:p>
              </table:table-cell>
              <table:table-cell office:value-type="float" office:value="447290674">
                <text:p>4472906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75875">
                <text:p>1075875</text:p>
              </table:table-cell>
              <table:table-cell office:value-type="float" office:value="1306284">
                <text:p>1306284</text:p>
              </table:table-cell>
              <table:table-cell office:value-type="float" office:value="467811944">
                <text:p>467811944</text:p>
              </table:table-cell>
              <table:table-cell office:value-type="float" office:value="3592035260">
                <text:p>3592035260</text:p>
              </table:table-cell>
              <table:table-cell office:value-type="float" office:value="3593379409">
                <text:p>3593379409</text:p>
              </table:table-cell>
              <table:table-cell office:value-type="float" office:value="465386143">
                <text:p>4653861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13893">
                <text:p>1113893</text:p>
              </table:table-cell>
              <table:table-cell office:value-type="float" office:value="1352207">
                <text:p>1352207</text:p>
              </table:table-cell>
              <table:table-cell office:value-type="float" office:value="487007786">
                <text:p>487007786</text:p>
              </table:table-cell>
              <table:table-cell office:value-type="float" office:value="3740291352">
                <text:p>3740291352</text:p>
              </table:table-cell>
              <table:table-cell office:value-type="float" office:value="3742064471">
                <text:p>3742064471</text:p>
              </table:table-cell>
              <table:table-cell office:value-type="float" office:value="484570282">
                <text:p>4845702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50123">
                <text:p>1150123</text:p>
              </table:table-cell>
              <table:table-cell office:value-type="float" office:value="1399183">
                <text:p>1399183</text:p>
              </table:table-cell>
              <table:table-cell office:value-type="float" office:value="507062449">
                <text:p>507062449</text:p>
              </table:table-cell>
              <table:table-cell office:value-type="float" office:value="3895216575">
                <text:p>3895216575</text:p>
              </table:table-cell>
              <table:table-cell office:value-type="float" office:value="3895421780">
                <text:p>3895421780</text:p>
              </table:table-cell>
              <table:table-cell office:value-type="float" office:value="504357523">
                <text:p>50435752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8283">
                <text:p>1188283</text:p>
              </table:table-cell>
              <table:table-cell office:value-type="float" office:value="1446770">
                <text:p>1446770</text:p>
              </table:table-cell>
              <table:table-cell office:value-type="float" office:value="529054201">
                <text:p>529054201</text:p>
              </table:table-cell>
              <table:table-cell office:value-type="float" office:value="4065185082">
                <text:p>4065185082</text:p>
              </table:table-cell>
              <table:table-cell office:value-type="float" office:value="4065905228">
                <text:p>4065905228</text:p>
              </table:table-cell>
              <table:table-cell office:value-type="float" office:value="526346554">
                <text:p>5263465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25097">
                <text:p>1225097</text:p>
              </table:table-cell>
              <table:table-cell office:value-type="float" office:value="1495348">
                <text:p>1495348</text:p>
              </table:table-cell>
              <table:table-cell office:value-type="float" office:value="552283524">
                <text:p>552283524</text:p>
              </table:table-cell>
              <table:table-cell office:value-type="float" office:value="4244726518">
                <text:p>4244726518</text:p>
              </table:table-cell>
              <table:table-cell office:value-type="float" office:value="4243018174">
                <text:p>4243018174</text:p>
              </table:table-cell>
              <table:table-cell office:value-type="float" office:value="549192701">
                <text:p>5491927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63125">
                <text:p>1263125</text:p>
              </table:table-cell>
              <table:table-cell office:value-type="float" office:value="1544537">
                <text:p>1544537</text:p>
              </table:table-cell>
              <table:table-cell office:value-type="float" office:value="574946892">
                <text:p>574946892</text:p>
              </table:table-cell>
              <table:table-cell office:value-type="float" office:value="4419922594">
                <text:p>4419922594</text:p>
              </table:table-cell>
              <table:table-cell office:value-type="float" office:value="4417124193">
                <text:p>4417124193</text:p>
              </table:table-cell>
              <table:table-cell office:value-type="float" office:value="571645722">
                <text:p>5716457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02055">
                <text:p>1302055</text:p>
              </table:table-cell>
              <table:table-cell office:value-type="float" office:value="1594431">
                <text:p>1594431</text:p>
              </table:table-cell>
              <table:table-cell office:value-type="float" office:value="598189741">
                <text:p>598189741</text:p>
              </table:table-cell>
              <table:table-cell office:value-type="float" office:value="4599654108">
                <text:p>4599654108</text:p>
              </table:table-cell>
              <table:table-cell office:value-type="float" office:value="4604643784">
                <text:p>4604643784</text:p>
              </table:table-cell>
              <table:table-cell office:value-type="float" office:value="595824973">
                <text:p>595824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loext:min-decimal-places="0" number:min-integer-digits="1" number:grouping="true"/>
      <number:text> B </number:text>
    </number:number-style>
    <number:number-style style:name="N114P1" style:volatile="true">
      <number:number number:decimal-places="0" loext:min-decimal-places="0" number:min-integer-digits="1" number:grouping="true" number:display-factor="1000000"/>
      <number:text> MB</number:text>
    </number:number-style>
    <number:number-style style:name="N114">
      <number:number number:decimal-places="0" loext:min-decimal-places="0" number:min-integer-digits="1" number:grouping="true" number:display-factor="1000000000"/>
      <number:text> GB</number:text>
      <style:map style:condition="value()&lt;500000" style:apply-style-name="N114P0"/>
      <style:map style:condition="value()&lt;500000000" style:apply-style-name="N114P1"/>
    </number:number-style>
    <number:number-style style:name="N122P0" style:volatile="true">
      <number:number number:decimal-places="2" loext:min-decimal-places="2" number:min-integer-digits="1" number:display-factor="1000"/>
      <number:text> KB</number:text>
    </number:number-style>
    <number:number-style style:name="N122P1" style:volatile="true">
      <number:number number:decimal-places="2" loext:min-decimal-places="2" number:min-integer-digits="1" number:display-factor="1000000"/>
      <number:text> MB</number:text>
    </number:number-style>
    <number:number-style style:name="N122">
      <number:number number:decimal-places="2" loext:min-decimal-places="2" number:min-integer-digits="1" number:display-factor="1000000000"/>
      <number:text> GB</number:text>
      <style:map style:condition="value()&lt;1000000" style:apply-style-name="N122P0"/>
      <style:map style:condition="value()&lt;1000000000" style:apply-style-name="N122P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4cm" svg:height="10.117cm" xlink:href=".." xlink:type="simple" chart:class="chart:line" chart:style-name="ch1">
        <chart:title svg:x="7.44cm" svg:y="0.338cm" chart:style-name="ch2">
          <text:p>Test 1 Memory</text:p>
        </chart:title>
        <chart:legend chart:legend-position="end" svg:x="14.02cm" svg:y="4.261cm" style:legend-expansion="high" chart:style-name="ch3"/>
        <chart:plot-area chart:style-name="ch4" table:cell-range-address="'test-1'.A2:'test-1'.A62 'test-1'.D1:'test-1'.D62 'test-1'.H1:'test-1'.H62 'test-1'.L1:'test-1'.L62" chart:data-source-has-labels="both" svg:x="1.37cm" svg:y="1.319cm" svg:width="12.291cm" svg:height="7.615cm">
          <chartooo:coordinate-region svg:x="2.891cm" svg:y="1.519cm" svg:width="10.631cm" svg:height="6.623cm"/>
          <chart:axis chart:dimension="x" chart:name="primary-x" chart:style-name="ch5" chartooo:axis-type="auto">
            <chartooo:date-scale/>
            <chart:title svg:x="6.201cm" svg:y="9.136cm" chart:style-name="ch6">
              <text:p>Number of Stores</text:p>
            </chart:title>
            <chart:categories table:cell-range-address="'test-1'.A2:'test-1'.A62"/>
          </chart:axis>
          <chart:axis chart:dimension="y" chart:name="primary-y" chart:style-name="ch7">
            <chart:title svg:x="0.451cm" svg:y="5.765cm" chart:style-name="ch8">
              <text:p>Memory</text:p>
            </chart:title>
            <chart:grid chart:style-name="ch9" chart:class="major"/>
          </chart:axis>
          <chart:series chart:style-name="ch10" chart:values-cell-range-address="'test-1'.D2:'test-1'.D62" chart:label-cell-address="'test-1'.D1:'test-1'.D1" chart:class="chart:line">
            <chart:data-point chart:repeated="61"/>
          </chart:series>
          <chart:series chart:style-name="ch11" chart:values-cell-range-address="'test-1'.H2:'test-1'.H62" chart:label-cell-address="'test-1'.H1:'test-1'.H1" chart:class="chart:line">
            <chart:data-point chart:repeated="61"/>
          </chart:series>
          <chart:series chart:style-name="ch12" chart:values-cell-range-address="'test-1'.L2:'test-1'.L62" chart:label-cell-address="'test-1'.L1:'test-1'.L1" chart:class="chart:line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rbiter Mem</text:p>
                <draw:g>
                  <svg:desc>'test-1'.D1:'test-1'.D1</svg:desc>
                </draw:g>
              </table:table-cell>
              <table:table-cell office:value-type="string">
                <text:p> Driver Mem</text:p>
                <draw:g>
                  <svg:desc>'test-1'.H1:'test-1'.H1</svg:desc>
                </draw:g>
              </table:table-cell>
              <table:table-cell office:value-type="string">
                <text:p> Store Sum Mem</text:p>
                <draw:g>
                  <svg:desc>'test-1'.L1:'test-1'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-1'.A2:'test-1'.A62</svg:desc>
                </draw:g>
              </table:table-cell>
              <table:table-cell office:value-type="float" office:value="105373696">
                <text:p>105373696</text:p>
                <draw:g>
                  <svg:desc>'test-1'.D2:'test-1'.D62</svg:desc>
                </draw:g>
              </table:table-cell>
              <table:table-cell office:value-type="float" office:value="173936640">
                <text:p>173936640</text:p>
                <draw:g>
                  <svg:desc>'test-1'.H2:'test-1'.H62</svg:desc>
                </draw:g>
              </table:table-cell>
              <table:table-cell office:value-type="float" office:value="174448640">
                <text:p>174448640</text:p>
                <draw:g>
                  <svg:desc>'test-1'.L2:'test-1'.L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5398272">
                <text:p>105398272</text:p>
              </table:table-cell>
              <table:table-cell office:value-type="float" office:value="174792704">
                <text:p>174792704</text:p>
              </table:table-cell>
              <table:table-cell office:value-type="float" office:value="320475136">
                <text:p>3204751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090432">
                <text:p>99090432</text:p>
              </table:table-cell>
              <table:table-cell office:value-type="float" office:value="176918528">
                <text:p>176918528</text:p>
              </table:table-cell>
              <table:table-cell office:value-type="float" office:value="486232064">
                <text:p>4862320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205120">
                <text:p>99205120</text:p>
              </table:table-cell>
              <table:table-cell office:value-type="float" office:value="182693888">
                <text:p>182693888</text:p>
              </table:table-cell>
              <table:table-cell office:value-type="float" office:value="656711680">
                <text:p>6567116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250176">
                <text:p>99250176</text:p>
              </table:table-cell>
              <table:table-cell office:value-type="float" office:value="190517248">
                <text:p>190517248</text:p>
              </table:table-cell>
              <table:table-cell office:value-type="float" office:value="829521920">
                <text:p>8295219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9348480">
                <text:p>99348480</text:p>
              </table:table-cell>
              <table:table-cell office:value-type="float" office:value="191094784">
                <text:p>191094784</text:p>
              </table:table-cell>
              <table:table-cell office:value-type="float" office:value="953360384">
                <text:p>9533603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450880">
                <text:p>99450880</text:p>
              </table:table-cell>
              <table:table-cell office:value-type="float" office:value="185487360">
                <text:p>185487360</text:p>
              </table:table-cell>
              <table:table-cell office:value-type="float" office:value="1157906432">
                <text:p>11579064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500032">
                <text:p>99500032</text:p>
              </table:table-cell>
              <table:table-cell office:value-type="float" office:value="188227584">
                <text:p>188227584</text:p>
              </table:table-cell>
              <table:table-cell office:value-type="float" office:value="1242447872">
                <text:p>12424478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27616">
                <text:p>95727616</text:p>
              </table:table-cell>
              <table:table-cell office:value-type="float" office:value="198877184">
                <text:p>198877184</text:p>
              </table:table-cell>
              <table:table-cell office:value-type="float" office:value="1312665600">
                <text:p>13126656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817728">
                <text:p>95817728</text:p>
              </table:table-cell>
              <table:table-cell office:value-type="float" office:value="197828608">
                <text:p>197828608</text:p>
              </table:table-cell>
              <table:table-cell office:value-type="float" office:value="1437437952">
                <text:p>14374379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5604736">
                <text:p>95604736</text:p>
              </table:table-cell>
              <table:table-cell office:value-type="float" office:value="196644864">
                <text:p>196644864</text:p>
              </table:table-cell>
              <table:table-cell office:value-type="float" office:value="1584340992">
                <text:p>15843409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351360">
                <text:p>94351360</text:p>
              </table:table-cell>
              <table:table-cell office:value-type="float" office:value="191012864">
                <text:p>191012864</text:p>
              </table:table-cell>
              <table:table-cell office:value-type="float" office:value="1719963648">
                <text:p>17199636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982144">
                <text:p>94982144</text:p>
              </table:table-cell>
              <table:table-cell office:value-type="float" office:value="190455808">
                <text:p>190455808</text:p>
              </table:table-cell>
              <table:table-cell office:value-type="float" office:value="1854636032">
                <text:p>18546360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244288">
                <text:p>95244288</text:p>
              </table:table-cell>
              <table:table-cell office:value-type="float" office:value="192585728">
                <text:p>192585728</text:p>
              </table:table-cell>
              <table:table-cell office:value-type="float" office:value="1993048064">
                <text:p>19930480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072256">
                <text:p>95072256</text:p>
              </table:table-cell>
              <table:table-cell office:value-type="float" office:value="192905216">
                <text:p>192905216</text:p>
              </table:table-cell>
              <table:table-cell office:value-type="float" office:value="2136576000">
                <text:p>2136576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5481856">
                <text:p>95481856</text:p>
              </table:table-cell>
              <table:table-cell office:value-type="float" office:value="198971392">
                <text:p>198971392</text:p>
              </table:table-cell>
              <table:table-cell office:value-type="float" office:value="2272468992">
                <text:p>22724689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5375360">
                <text:p>95375360</text:p>
              </table:table-cell>
              <table:table-cell office:value-type="float" office:value="186294272">
                <text:p>186294272</text:p>
              </table:table-cell>
              <table:table-cell office:value-type="float" office:value="2397728768">
                <text:p>23977287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5363072">
                <text:p>95363072</text:p>
              </table:table-cell>
              <table:table-cell office:value-type="float" office:value="193433600">
                <text:p>193433600</text:p>
              </table:table-cell>
              <table:table-cell office:value-type="float" office:value="2553028608">
                <text:p>25530286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5301632">
                <text:p>95301632</text:p>
              </table:table-cell>
              <table:table-cell office:value-type="float" office:value="188637184">
                <text:p>188637184</text:p>
              </table:table-cell>
              <table:table-cell office:value-type="float" office:value="2685947904">
                <text:p>26859479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338496">
                <text:p>95338496</text:p>
              </table:table-cell>
              <table:table-cell office:value-type="float" office:value="189444096">
                <text:p>189444096</text:p>
              </table:table-cell>
              <table:table-cell office:value-type="float" office:value="2837041152">
                <text:p>28370411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5383552">
                <text:p>95383552</text:p>
              </table:table-cell>
              <table:table-cell office:value-type="float" office:value="191279104">
                <text:p>191279104</text:p>
              </table:table-cell>
              <table:table-cell office:value-type="float" office:value="2966392832">
                <text:p>296639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5567872">
                <text:p>95567872</text:p>
              </table:table-cell>
              <table:table-cell office:value-type="float" office:value="190693376">
                <text:p>190693376</text:p>
              </table:table-cell>
              <table:table-cell office:value-type="float" office:value="3106562048">
                <text:p>31065620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5715328">
                <text:p>95715328</text:p>
              </table:table-cell>
              <table:table-cell office:value-type="float" office:value="193798144">
                <text:p>193798144</text:p>
              </table:table-cell>
              <table:table-cell office:value-type="float" office:value="3236687872">
                <text:p>32366878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5903744">
                <text:p>95903744</text:p>
              </table:table-cell>
              <table:table-cell office:value-type="float" office:value="188469248">
                <text:p>188469248</text:p>
              </table:table-cell>
              <table:table-cell office:value-type="float" office:value="3372154880">
                <text:p>33721548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6116736">
                <text:p>96116736</text:p>
              </table:table-cell>
              <table:table-cell office:value-type="float" office:value="191627264">
                <text:p>191627264</text:p>
              </table:table-cell>
              <table:table-cell office:value-type="float" office:value="3524399104">
                <text:p>35243991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5055872">
                <text:p>95055872</text:p>
              </table:table-cell>
              <table:table-cell office:value-type="float" office:value="191541248">
                <text:p>191541248</text:p>
              </table:table-cell>
              <table:table-cell office:value-type="float" office:value="3591626752">
                <text:p>35916267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5969280">
                <text:p>95969280</text:p>
              </table:table-cell>
              <table:table-cell office:value-type="float" office:value="191672320">
                <text:p>191672320</text:p>
              </table:table-cell>
              <table:table-cell office:value-type="float" office:value="3642138624">
                <text:p>36421386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6043008">
                <text:p>96043008</text:p>
              </table:table-cell>
              <table:table-cell office:value-type="float" office:value="194068480">
                <text:p>194068480</text:p>
              </table:table-cell>
              <table:table-cell office:value-type="float" office:value="3488935936">
                <text:p>34889359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6346112">
                <text:p>96346112</text:p>
              </table:table-cell>
              <table:table-cell office:value-type="float" office:value="197095424">
                <text:p>197095424</text:p>
              </table:table-cell>
              <table:table-cell office:value-type="float" office:value="3464609792">
                <text:p>34646097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5793152">
                <text:p>95793152</text:p>
              </table:table-cell>
              <table:table-cell office:value-type="float" office:value="198017024">
                <text:p>198017024</text:p>
              </table:table-cell>
              <table:table-cell office:value-type="float" office:value="3480309760">
                <text:p>34803097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6104448">
                <text:p>96104448</text:p>
              </table:table-cell>
              <table:table-cell office:value-type="float" office:value="198115328">
                <text:p>198115328</text:p>
              </table:table-cell>
              <table:table-cell office:value-type="float" office:value="3505446912">
                <text:p>35054469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7189888">
                <text:p>97189888</text:p>
              </table:table-cell>
              <table:table-cell office:value-type="float" office:value="199979008">
                <text:p>199979008</text:p>
              </table:table-cell>
              <table:table-cell office:value-type="float" office:value="3637981184">
                <text:p>36379811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6366592">
                <text:p>96366592</text:p>
              </table:table-cell>
              <table:table-cell office:value-type="float" office:value="201822208">
                <text:p>201822208</text:p>
              </table:table-cell>
              <table:table-cell office:value-type="float" office:value="3746230272">
                <text:p>37462302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6280576">
                <text:p>96280576</text:p>
              </table:table-cell>
              <table:table-cell office:value-type="float" office:value="196571136">
                <text:p>196571136</text:p>
              </table:table-cell>
              <table:table-cell office:value-type="float" office:value="3814707200">
                <text:p>38147072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6591872">
                <text:p>96591872</text:p>
              </table:table-cell>
              <table:table-cell office:value-type="float" office:value="201142272">
                <text:p>201142272</text:p>
              </table:table-cell>
              <table:table-cell office:value-type="float" office:value="3831746560">
                <text:p>38317465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6817152">
                <text:p>96817152</text:p>
              </table:table-cell>
              <table:table-cell office:value-type="float" office:value="199258112">
                <text:p>199258112</text:p>
              </table:table-cell>
              <table:table-cell office:value-type="float" office:value="3929849856">
                <text:p>392984985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7296384">
                <text:p>97296384</text:p>
              </table:table-cell>
              <table:table-cell office:value-type="float" office:value="197693440">
                <text:p>197693440</text:p>
              </table:table-cell>
              <table:table-cell office:value-type="float" office:value="4037058560">
                <text:p>403705856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6780288">
                <text:p>96780288</text:p>
              </table:table-cell>
              <table:table-cell office:value-type="float" office:value="198922240">
                <text:p>198922240</text:p>
              </table:table-cell>
              <table:table-cell office:value-type="float" office:value="4132220928">
                <text:p>41322209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6157696">
                <text:p>96157696</text:p>
              </table:table-cell>
              <table:table-cell office:value-type="float" office:value="194248704">
                <text:p>194248704</text:p>
              </table:table-cell>
              <table:table-cell office:value-type="float" office:value="4031762432">
                <text:p>4031762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927744">
                <text:p>96927744</text:p>
              </table:table-cell>
              <table:table-cell office:value-type="float" office:value="199090176">
                <text:p>199090176</text:p>
              </table:table-cell>
              <table:table-cell office:value-type="float" office:value="4187348992">
                <text:p>41873489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3515776">
                <text:p>93515776</text:p>
              </table:table-cell>
              <table:table-cell office:value-type="float" office:value="199544832">
                <text:p>199544832</text:p>
              </table:table-cell>
              <table:table-cell office:value-type="float" office:value="4221288448">
                <text:p>42212884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4896128">
                <text:p>94896128</text:p>
              </table:table-cell>
              <table:table-cell office:value-type="float" office:value="197558272">
                <text:p>197558272</text:p>
              </table:table-cell>
              <table:table-cell office:value-type="float" office:value="4338724864">
                <text:p>43387248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4601216">
                <text:p>94601216</text:p>
              </table:table-cell>
              <table:table-cell office:value-type="float" office:value="199606272">
                <text:p>199606272</text:p>
              </table:table-cell>
              <table:table-cell office:value-type="float" office:value="4412669952">
                <text:p>44126699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4474240">
                <text:p>94474240</text:p>
              </table:table-cell>
              <table:table-cell office:value-type="float" office:value="195837952">
                <text:p>195837952</text:p>
              </table:table-cell>
              <table:table-cell office:value-type="float" office:value="4549722112">
                <text:p>45497221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4318592">
                <text:p>94318592</text:p>
              </table:table-cell>
              <table:table-cell office:value-type="float" office:value="199434240">
                <text:p>199434240</text:p>
              </table:table-cell>
              <table:table-cell office:value-type="float" office:value="4627431424">
                <text:p>46274314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4232576">
                <text:p>94232576</text:p>
              </table:table-cell>
              <table:table-cell office:value-type="float" office:value="192143360">
                <text:p>192143360</text:p>
              </table:table-cell>
              <table:table-cell office:value-type="float" office:value="4736843776">
                <text:p>47368437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3982720">
                <text:p>93982720</text:p>
              </table:table-cell>
              <table:table-cell office:value-type="float" office:value="191193088">
                <text:p>191193088</text:p>
              </table:table-cell>
              <table:table-cell office:value-type="float" office:value="4802596864">
                <text:p>48025968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3843456">
                <text:p>93843456</text:p>
              </table:table-cell>
              <table:table-cell office:value-type="float" office:value="191528960">
                <text:p>191528960</text:p>
              </table:table-cell>
              <table:table-cell office:value-type="float" office:value="4860456960">
                <text:p>486045696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3802496">
                <text:p>93802496</text:p>
              </table:table-cell>
              <table:table-cell office:value-type="float" office:value="189788160">
                <text:p>189788160</text:p>
              </table:table-cell>
              <table:table-cell office:value-type="float" office:value="4952559616">
                <text:p>49525596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163520">
                <text:p>93163520</text:p>
              </table:table-cell>
              <table:table-cell office:value-type="float" office:value="188039168">
                <text:p>188039168</text:p>
              </table:table-cell>
              <table:table-cell office:value-type="float" office:value="5009813504">
                <text:p>50098135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987968">
                <text:p>91987968</text:p>
              </table:table-cell>
              <table:table-cell office:value-type="float" office:value="188080128">
                <text:p>188080128</text:p>
              </table:table-cell>
              <table:table-cell office:value-type="float" office:value="5028401152">
                <text:p>50284011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1013120">
                <text:p>91013120</text:p>
              </table:table-cell>
              <table:table-cell office:value-type="float" office:value="184119296">
                <text:p>184119296</text:p>
              </table:table-cell>
              <table:table-cell office:value-type="float" office:value="5073383424">
                <text:p>50733834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8674304">
                <text:p>88674304</text:p>
              </table:table-cell>
              <table:table-cell office:value-type="float" office:value="185102336">
                <text:p>185102336</text:p>
              </table:table-cell>
              <table:table-cell office:value-type="float" office:value="5091598336">
                <text:p>50915983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7097344">
                <text:p>87097344</text:p>
              </table:table-cell>
              <table:table-cell office:value-type="float" office:value="183496704">
                <text:p>183496704</text:p>
              </table:table-cell>
              <table:table-cell office:value-type="float" office:value="5084590080">
                <text:p>508459008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5544960">
                <text:p>85544960</text:p>
              </table:table-cell>
              <table:table-cell office:value-type="float" office:value="178409472">
                <text:p>178409472</text:p>
              </table:table-cell>
              <table:table-cell office:value-type="float" office:value="5092524032">
                <text:p>509252403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2456576">
                <text:p>82456576</text:p>
              </table:table-cell>
              <table:table-cell office:value-type="float" office:value="179101696">
                <text:p>179101696</text:p>
              </table:table-cell>
              <table:table-cell office:value-type="float" office:value="5055328256">
                <text:p>50553282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1133568">
                <text:p>81133568</text:p>
              </table:table-cell>
              <table:table-cell office:value-type="float" office:value="179589120">
                <text:p>179589120</text:p>
              </table:table-cell>
              <table:table-cell office:value-type="float" office:value="5050712064">
                <text:p>50507120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9187968">
                <text:p>79187968</text:p>
              </table:table-cell>
              <table:table-cell office:value-type="float" office:value="176906240">
                <text:p>176906240</text:p>
              </table:table-cell>
              <table:table-cell office:value-type="float" office:value="5021036544">
                <text:p>50210365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6931072">
                <text:p>76931072</text:p>
              </table:table-cell>
              <table:table-cell office:value-type="float" office:value="175951872">
                <text:p>175951872</text:p>
              </table:table-cell>
              <table:table-cell office:value-type="float" office:value="4990246912">
                <text:p>49902469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369920">
                <text:p>76369920</text:p>
              </table:table-cell>
              <table:table-cell office:value-type="float" office:value="173658112">
                <text:p>173658112</text:p>
              </table:table-cell>
              <table:table-cell office:value-type="float" office:value="4940058624">
                <text:p>49400586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5264000">
                <text:p>75264000</text:p>
              </table:table-cell>
              <table:table-cell office:value-type="float" office:value="173670400">
                <text:p>173670400</text:p>
              </table:table-cell>
              <table:table-cell office:value-type="float" office:value="4935360512">
                <text:p>4935360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1cm" svg:height="9.967cm" xlink:href=".." xlink:type="simple" chart:class="chart:line" chart:style-name="ch1">
        <chart:title svg:x="7.652cm" svg:y="0.335cm" chart:style-name="ch2">
          <text:p>Test 1 CPU</text:p>
        </chart:title>
        <chart:legend chart:legend-position="end" svg:x="13.678cm" svg:y="4.186cm" style:legend-expansion="high" chart:style-name="ch3"/>
        <chart:plot-area chart:style-name="ch4" table:cell-range-address="'test-1'.A2:'test-1'.A62 'test-1'.E1:'test-1'.E62 'test-1'.I1:'test-1'.I62 'test-1'.M1:'test-1'.M62" chart:data-source-has-labels="both" svg:x="1.365cm" svg:y="1.313cm" svg:width="11.959cm" svg:height="7.474cm">
          <chartooo:coordinate-region svg:x="2.78cm" svg:y="1.513cm" svg:width="10.22cm" svg:height="6.482cm"/>
          <chart:axis chart:dimension="x" chart:name="primary-x" chart:style-name="ch5" chartooo:axis-type="auto">
            <chartooo:date-scale/>
            <chart:title svg:x="6.758cm" svg:y="8.986cm" chart:style-name="ch6">
              <text:p>CPU %</text:p>
            </chart:title>
            <chart:categories table:cell-range-address="'test-1'.A2:'test-1'.A62"/>
          </chart:axis>
          <chart:axis chart:dimension="y" chart:name="primary-y" chart:style-name="ch7">
            <chart:title svg:x="0.451cm" svg:y="6.364cm" chart:style-name="ch8">
              <text:p>Number of Stores</text:p>
            </chart:title>
            <chart:grid chart:style-name="ch9" chart:class="major"/>
          </chart:axis>
          <chart:series chart:style-name="ch10" chart:values-cell-range-address="'test-1'.E2:'test-1'.E62" chart:label-cell-address="'test-1'.E1:'test-1'.E1" chart:class="chart:line">
            <chart:data-point chart:repeated="61"/>
          </chart:series>
          <chart:series chart:style-name="ch11" chart:values-cell-range-address="'test-1'.I2:'test-1'.I62" chart:label-cell-address="'test-1'.I1:'test-1'.I1" chart:class="chart:line">
            <chart:data-point chart:repeated="61"/>
          </chart:series>
          <chart:series chart:style-name="ch12" chart:values-cell-range-address="'test-1'.M2:'test-1'.M62" chart:label-cell-address="'test-1'.M1:'test-1'.M1" chart:class="chart:line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rbiter CPU</text:p>
                <draw:g>
                  <svg:desc>'test-1'.E1:'test-1'.E1</svg:desc>
                </draw:g>
              </table:table-cell>
              <table:table-cell office:value-type="string">
                <text:p> Driver CPU</text:p>
                <draw:g>
                  <svg:desc>'test-1'.I1:'test-1'.I1</svg:desc>
                </draw:g>
              </table:table-cell>
              <table:table-cell office:value-type="string">
                <text:p> Store Mean CPU</text:p>
                <draw:g>
                  <svg:desc>'test-1'.M1:'test-1'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-1'.A2:'test-1'.A62</svg:desc>
                </draw:g>
              </table:table-cell>
              <table:table-cell office:value-type="float" office:value="0">
                <text:p>0</text:p>
                <draw:g>
                  <svg:desc>'test-1'.E2:'test-1'.E62</svg:desc>
                </draw:g>
              </table:table-cell>
              <table:table-cell office:value-type="float" office:value="0.736055136443884">
                <text:p>0.736055136443884</text:p>
                <draw:g>
                  <svg:desc>'test-1'.I2:'test-1'.I62</svg:desc>
                </draw:g>
              </table:table-cell>
              <table:table-cell office:value-type="float" office:value="0.357576570277078">
                <text:p>0.357576570277078</text:p>
                <draw:g>
                  <svg:desc>'test-1'.M2:'test-1'.M6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55422125802311">
                <text:p>0.955422125802311</text:p>
              </table:table-cell>
              <table:table-cell office:value-type="float" office:value="0.28073502707488">
                <text:p>0.280735027074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00211547934919">
                <text:p>1.00211547934919</text:p>
              </table:table-cell>
              <table:table-cell office:value-type="float" office:value="0.224119662839468">
                <text:p>0.224119662839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02924358544542">
                <text:p>1.02924358544542</text:p>
              </table:table-cell>
              <table:table-cell office:value-type="float" office:value="0.192887075835199">
                <text:p>0.192887075835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0216349030303">
                <text:p>1.0216349030303</text:p>
              </table:table-cell>
              <table:table-cell office:value-type="float" office:value="0.161597543121822">
                <text:p>0.161597543121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05491987379135">
                <text:p>1.05491987379135</text:p>
              </table:table-cell>
              <table:table-cell office:value-type="float" office:value="0.147076527432403">
                <text:p>0.1470765274324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984768062007624">
                <text:p>0.984768062007624</text:p>
              </table:table-cell>
              <table:table-cell office:value-type="float" office:value="0.124714034123917">
                <text:p>0.1247140341239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04808864974619">
                <text:p>1.04808864974619</text:p>
              </table:table-cell>
              <table:table-cell office:value-type="float" office:value="0.117501616838656">
                <text:p>0.1175016168386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05818330165184">
                <text:p>1.05818330165184</text:p>
              </table:table-cell>
              <table:table-cell office:value-type="float" office:value="0.108324759187981">
                <text:p>0.108324759187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06123914437421">
                <text:p>1.06123914437421</text:p>
              </table:table-cell>
              <table:table-cell office:value-type="float" office:value="0.094064042749766">
                <text:p>0.0940640427497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07503013535354">
                <text:p>1.07503013535354</text:p>
              </table:table-cell>
              <table:table-cell office:value-type="float" office:value="0.0880239472464553">
                <text:p>0.08802394724645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08107603974522">
                <text:p>1.08107603974522</text:p>
              </table:table-cell>
              <table:table-cell office:value-type="float" office:value="0.078585984890187">
                <text:p>0.0785859848901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09775964127389">
                <text:p>1.09775964127389</text:p>
              </table:table-cell>
              <table:table-cell office:value-type="float" office:value="0.0764220486412973">
                <text:p>0.0764220486412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07118089191919">
                <text:p>1.07118089191919</text:p>
              </table:table-cell>
              <table:table-cell office:value-type="float" office:value="0.0699390294732519">
                <text:p>0.0699390294732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06523165540025">
                <text:p>1.06523165540025</text:p>
              </table:table-cell>
              <table:table-cell office:value-type="float" office:value="0.0639226744660418">
                <text:p>0.06392267446604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0856185335019">
                <text:p>1.0856185335019</text:p>
              </table:table-cell>
              <table:table-cell office:value-type="float" office:value="0.0603196681433955">
                <text:p>0.06031966814339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06659502697201">
                <text:p>1.06659502697201</text:p>
              </table:table-cell>
              <table:table-cell office:value-type="float" office:value="0.0559275337948641">
                <text:p>0.05592753379486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02029336340852">
                <text:p>1.02029336340852</text:p>
              </table:table-cell>
              <table:table-cell office:value-type="float" office:value="0.0534428943402738">
                <text:p>0.05344289434027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955966787755102">
                <text:p>0.955966787755102</text:p>
              </table:table-cell>
              <table:table-cell office:value-type="float" office:value="0.0501198866158398">
                <text:p>0.05011988661583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05989210417193">
                <text:p>1.05989210417193</text:p>
              </table:table-cell>
              <table:table-cell office:value-type="float" office:value="0.0461722304126126">
                <text:p>0.04617223041261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06263766012739">
                <text:p>1.06263766012739</text:p>
              </table:table-cell>
              <table:table-cell office:value-type="float" office:value="0.0438096489838288">
                <text:p>0.04380964898382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895039242748092">
                <text:p>0.895039242748092</text:p>
              </table:table-cell>
              <table:table-cell office:value-type="float" office:value="0.0425449031883226">
                <text:p>0.04254490318832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15528517760814">
                <text:p>1.15528517760814</text:p>
              </table:table-cell>
              <table:table-cell office:value-type="float" office:value="0.0414116634445435">
                <text:p>0.04141166344454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09906136133163">
                <text:p>1.09906136133163</text:p>
              </table:table-cell>
              <table:table-cell office:value-type="float" office:value="0.0364540765387606">
                <text:p>0.03645407653876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03086097720871">
                <text:p>1.03086097720871</text:p>
              </table:table-cell>
              <table:table-cell office:value-type="float" office:value="0.0364496681717908">
                <text:p>0.03644966817179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03482819770701">
                <text:p>1.03482819770701</text:p>
              </table:table-cell>
              <table:table-cell office:value-type="float" office:value="0.0336776257499098">
                <text:p>0.03367762574990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09599733065327">
                <text:p>1.09599733065327</text:p>
              </table:table-cell>
              <table:table-cell office:value-type="float" office:value="0.0356340360667397">
                <text:p>0.03563403606673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07985685454545">
                <text:p>1.07985685454545</text:p>
              </table:table-cell>
              <table:table-cell office:value-type="float" office:value="0.0319309549093176">
                <text:p>0.03193095490931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11985062925659">
                <text:p>1.11985062925659</text:p>
              </table:table-cell>
              <table:table-cell office:value-type="float" office:value="0.0312499490266767">
                <text:p>0.0312499490266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03695167709751">
                <text:p>1.03695167709751</text:p>
              </table:table-cell>
              <table:table-cell office:value-type="float" office:value="0.0283843788823055">
                <text:p>0.02838437888230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05873741251326">
                <text:p>1.05873741251326</text:p>
              </table:table-cell>
              <table:table-cell office:value-type="float" office:value="0.0301304497761977">
                <text:p>0.03013044977619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03871631934493">
                <text:p>1.03871631934493</text:p>
              </table:table-cell>
              <table:table-cell office:value-type="float" office:value="0.0289352307176609">
                <text:p>0.028935230717660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01724703984891">
                <text:p>1.01724703984891</text:p>
              </table:table-cell>
              <table:table-cell office:value-type="float" office:value="0.0291051475801319">
                <text:p>0.02910514758013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87634832147651">
                <text:p>0.87634832147651</text:p>
              </table:table-cell>
              <table:table-cell office:value-type="float" office:value="0.028598473516232">
                <text:p>0.0285984735162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01618847074602">
                <text:p>1.01618847074602</text:p>
              </table:table-cell>
              <table:table-cell office:value-type="float" office:value="0.0262362405895813">
                <text:p>0.02623624058958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01000891155854">
                <text:p>1.01000891155854</text:p>
              </table:table-cell>
              <table:table-cell office:value-type="float" office:value="0.0248940870329477">
                <text:p>0.024894087032947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1644409076259">
                <text:p>1.1644409076259</text:p>
              </table:table-cell>
              <table:table-cell office:value-type="float" office:value="0.0252878990130526">
                <text:p>0.02528789901305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822695425641026">
                <text:p>0.822695425641026</text:p>
              </table:table-cell>
              <table:table-cell office:value-type="float" office:value="0.021094182559551">
                <text:p>0.0210941825595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07029802010309">
                <text:p>1.07029802010309</text:p>
              </table:table-cell>
              <table:table-cell office:value-type="float" office:value="0.0255662365884357">
                <text:p>0.02556623658843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926377368253968">
                <text:p>0.926377368253968</text:p>
              </table:table-cell>
              <table:table-cell office:value-type="float" office:value="0.0217305139999716">
                <text:p>0.02173051399997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07842728516923">
                <text:p>1.07842728516923</text:p>
              </table:table-cell>
              <table:table-cell office:value-type="float" office:value="0.0248204135928504">
                <text:p>0.02482041359285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.09905700395809">
                <text:p>1.09905700395809</text:p>
              </table:table-cell>
              <table:table-cell office:value-type="float" office:value="0.0258355230436436">
                <text:p>0.025835523043643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998264080182232">
                <text:p>0.998264080182232</text:p>
              </table:table-cell>
              <table:table-cell office:value-type="float" office:value="0.0227398232610809">
                <text:p>0.02273982326108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03250538743344">
                <text:p>1.03250538743344</text:p>
              </table:table-cell>
              <table:table-cell office:value-type="float" office:value="0.0226423158937495">
                <text:p>0.022642315893749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01116470499002">
                <text:p>1.01116470499002</text:p>
              </table:table-cell>
              <table:table-cell office:value-type="float" office:value="0.0220751640649567">
                <text:p>0.02207516406495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968549342528736">
                <text:p>0.968549342528736</text:p>
              </table:table-cell>
              <table:table-cell office:value-type="float" office:value="0.0192891244340269">
                <text:p>0.01928912443402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.15059906166514">
                <text:p>1.15059906166514</text:p>
              </table:table-cell>
              <table:table-cell office:value-type="float" office:value="0.0210958543508012">
                <text:p>0.02109585435080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935403549247312">
                <text:p>0.935403549247312</text:p>
              </table:table-cell>
              <table:table-cell office:value-type="float" office:value="0.018214238249178">
                <text:p>0.0182142382491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844166186251621">
                <text:p>0.844166186251621</text:p>
              </table:table-cell>
              <table:table-cell office:value-type="float" office:value="0.0198265566418155">
                <text:p>0.01982655664181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.09681118527976">
                <text:p>1.09681118527976</text:p>
              </table:table-cell>
              <table:table-cell office:value-type="float" office:value="0.0174221302487562">
                <text:p>0.01742213024875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937598439319471">
                <text:p>0.937598439319471</text:p>
              </table:table-cell>
              <table:table-cell office:value-type="float" office:value="0.0174857129837845">
                <text:p>0.01748571298378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.17189523552239">
                <text:p>1.17189523552239</text:p>
              </table:table-cell>
              <table:table-cell office:value-type="float" office:value="0.0189859298037408">
                <text:p>0.01898592980374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994308038215666">
                <text:p>0.994308038215666</text:p>
              </table:table-cell>
              <table:table-cell office:value-type="float" office:value="0.0174050259045846">
                <text:p>0.01740502590458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99118652708541">
                <text:p>0.99118652708541</text:p>
              </table:table-cell>
              <table:table-cell office:value-type="float" office:value="0.0167336755927007">
                <text:p>0.01673367559270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972662695842451">
                <text:p>0.972662695842451</text:p>
              </table:table-cell>
              <table:table-cell office:value-type="float" office:value="0.0168459487390561">
                <text:p>0.01684594873905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954300883039852">
                <text:p>0.954300883039852</text:p>
              </table:table-cell>
              <table:table-cell office:value-type="float" office:value="0.015446051469602">
                <text:p>0.0154460514696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02902916728232">
                <text:p>1.02902916728232</text:p>
              </table:table-cell>
              <table:table-cell office:value-type="float" office:value="0.0177401872476946">
                <text:p>0.01774018724769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933747882758621">
                <text:p>0.933747882758621</text:p>
              </table:table-cell>
              <table:table-cell office:value-type="float" office:value="0.0155076497032992">
                <text:p>0.01550764970329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983832642797669">
                <text:p>0.983832642797669</text:p>
              </table:table-cell>
              <table:table-cell office:value-type="float" office:value="0.015983287009615">
                <text:p>0.0159832870096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1154805496358">
                <text:p>1.1154805496358</text:p>
              </table:table-cell>
              <table:table-cell office:value-type="float" office:value="0.0169272824185934">
                <text:p>0.01692728241859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.016138143442">
                <text:p>1.016138143442</text:p>
              </table:table-cell>
              <table:table-cell office:value-type="float" office:value="0.014328237032263">
                <text:p>0.014328237032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